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0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loext:opacity="100%" style:font-name="Times New Roman" fo:font-size="18pt" fo:language="ru" fo:country="RU" fo:font-style="italic" officeooo:rsid="0002849b" officeooo:paragraph-rsid="0002849b" style:font-size-asian="18pt" style:font-style-asian="italic" style:font-size-complex="18pt" style:font-style-complex="italic"/>
    </style:style>
    <style:style style:name="P2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variant="normal" fo:text-transform="none" fo:color="#000000" loext:opacity="100%" style:font-name="Times New Roman" fo:font-size="22pt" fo:letter-spacing="normal" fo:language="en" fo:country="US" fo:font-style="normal" fo:font-weight="bold" officeooo:rsid="0002849b" officeooo:paragraph-rsid="0002849b" style:font-size-asian="22pt" style:font-weight-asian="bold" style:font-size-complex="22pt" style:font-weight-complex="bold"/>
    </style:style>
    <style:style style:name="P3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ru" fo:country="RU" fo:font-style="normal" fo:font-weight="bold" officeooo:rsid="0002849b" officeooo:paragraph-rsid="0002849b" style:font-size-asian="22pt" style:font-weight-asian="bold" style:font-size-complex="22pt" style:font-weight-complex="bold"/>
    </style:style>
    <style:style style:name="P4" style:family="paragraph" style:parent-style-name="Text_20_body" style:list-style-name="" style:master-page-name="">
      <loext:graphic-properties draw:fill="none"/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0865ca" officeooo:paragraph-rsid="000865ca" style:font-size-asian="16pt" style:font-weight-asian="normal" style:font-size-complex="16pt" style:font-weight-complex="normal"/>
    </style:style>
    <style:style style:name="P5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15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865ca" officeooo:paragraph-rsid="000865c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849b" officeooo:paragraph-rsid="0002849b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02c546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8a51d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3e835" style:font-size-asian="12pt" style:font-size-complex="12pt"/>
    </style:style>
    <style:style style:name="P10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60f8e" style:font-size-asian="12pt" style:font-size-complex="12pt"/>
    </style:style>
    <style:style style:name="P11" style:family="paragraph" style:parent-style-name="Standard">
      <style:text-properties style:font-name="Times New Roman" fo:font-size="12pt" officeooo:paragraph-rsid="0004b551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060f8e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7d8b6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Times New Roman" fo:font-size="16pt" fo:letter-spacing="normal" fo:language="en" fo:country="US" fo:font-style="normal" fo:font-weight="bold" officeooo:rsid="0002c546" officeooo:paragraph-rsid="000f2e3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02c546" officeooo:paragraph-rsid="000f2e35" style:font-size-asian="14pt" style:font-size-complex="14pt"/>
    </style:style>
    <style:style style:name="P16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849b" officeooo:paragraph-rsid="000865ca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08a51d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865ca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text-position="0% 100%" style:font-name="Times New Roman" fo:font-size="12pt" fo:letter-spacing="normal" fo:language="en" fo:country="US" fo:font-style="normal" fo:font-weight="normal" officeooo:rsid="0004b551" officeooo:paragraph-rsid="000865ca" style:font-size-asian="12pt" style:font-size-complex="12pt"/>
    </style:style>
    <style:style style:name="P20" style:family="paragraph" style:parent-style-name="Standard">
      <style:text-properties style:font-name="Times New Roman" fo:font-size="12pt" officeooo:paragraph-rsid="000865ca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ca6d2" style:font-size-asian="12pt" style:font-size-complex="12pt"/>
    </style:style>
    <style:style style:name="P22" style:family="paragraph" style:parent-style-name="Standard">
      <style:text-properties officeooo:paragraph-rsid="000865ca"/>
    </style:style>
    <style:style style:name="P23" style:family="paragraph" style:parent-style-name="Text_20_body" style:list-style-name="" style:master-page-name="">
      <loext:graphic-properties draw:fill="none"/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 style:page-number="auto" fo:break-before="page" fo:background-color="transparent"/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0865ca" officeooo:paragraph-rsid="000f2e35" style:font-size-asian="16pt" style:font-weight-asian="normal" style:font-size-complex="16pt" style:font-weight-complex="normal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15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865ca" officeooo:paragraph-rsid="000f2e3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849b" officeooo:paragraph-rsid="000f2e35" style:font-size-asian="12pt" style:font-size-complex="12pt"/>
    </style:style>
    <style:style style:name="P26" style:family="paragraph" style:parent-style-name="Standard">
      <style:text-properties style:font-name="Times New Roman" officeooo:paragraph-rsid="0011de28"/>
    </style:style>
    <style:style style:name="P27" style:family="paragraph" style:parent-style-name="Standard">
      <style:text-properties style:font-name="Times New Roman" fo:font-size="12pt" officeooo:paragraph-rsid="000f2e35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0f2e35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03f86" style:font-size-asian="12pt" style:font-size-complex="12pt"/>
    </style:style>
    <style:style style:name="P30" style:family="paragraph" style:parent-style-name="Standard">
      <style:text-properties fo:font-variant="normal" fo:text-transform="none" fo:color="#000000" loext:opacity="100%" style:text-position="0% 100%" style:font-name="Times New Roman" fo:font-size="12pt" fo:letter-spacing="normal" fo:language="en" fo:country="US" fo:font-style="normal" fo:font-weight="normal" officeooo:rsid="0004b551" officeooo:paragraph-rsid="000f2e35" style:font-size-asian="12pt" style:font-size-complex="12pt"/>
    </style:style>
    <style:style style:name="P31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4f2e2" style:font-size-asian="12pt" style:font-size-complex="12pt"/>
    </style:style>
    <style:style style:name="P32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72d32" officeooo:paragraph-rsid="00172d32" style:font-size-asian="12pt" style:font-size-complex="12pt"/>
    </style:style>
    <style:style style:name="P33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05bc6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72d32" style:font-size-asian="12pt" style:font-size-complex="12pt"/>
    </style:style>
    <style:style style:name="P35" style:family="paragraph" style:parent-style-name="Text_20_body" style:list-style-name="" style:master-page-name="">
      <loext:graphic-properties draw:fill="none"/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 style:page-number="auto" fo:break-before="page" fo:background-color="transparent"/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0865ca" officeooo:paragraph-rsid="0011de28" style:font-size-asian="16pt" style:font-weight-asian="normal" style:font-size-complex="16pt" style:font-weight-complex="normal"/>
    </style:style>
    <style:style style:name="P36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15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865ca" officeooo:paragraph-rsid="0011de28" style:font-size-asian="12pt" style:font-weight-asian="normal" style:font-size-complex="12pt" style:font-weight-complex="normal"/>
    </style:style>
    <style:style style:name="P37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865ca" officeooo:paragraph-rsid="0011de28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849b" officeooo:paragraph-rsid="0011de28" style:font-size-asian="12pt" style:font-size-complex="12pt"/>
    </style:style>
    <style:style style:name="P39" style:family="paragraph" style:parent-style-name="Standard">
      <style:text-properties style:font-name="Times New Roman" fo:font-size="12pt" officeooo:paragraph-rsid="0011de28" style:font-size-asian="12pt" style:font-size-complex="12pt"/>
    </style:style>
    <style:style style:name="P40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1de28" style:font-size-asian="12pt" style:font-size-complex="12pt"/>
    </style:style>
    <style:style style:name="P41" style:family="paragraph" style:parent-style-name="Standard">
      <style:text-properties fo:font-variant="normal" fo:text-transform="none" fo:color="#000000" loext:opacity="100%" style:text-position="0% 100%" style:font-name="Times New Roman" fo:font-size="12pt" fo:letter-spacing="normal" fo:language="en" fo:country="US" fo:font-style="normal" fo:font-weight="normal" officeooo:rsid="0004b551" officeooo:paragraph-rsid="0011de28" style:font-size-asian="12pt" style:font-size-complex="12pt"/>
    </style:style>
    <style:style style:name="P42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95e0c" officeooo:paragraph-rsid="00195e0c" style:font-size-asian="12pt" style:font-size-complex="12pt"/>
    </style:style>
    <style:style style:name="P43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adaaf" officeooo:paragraph-rsid="001adaaf" style:font-size-asian="12pt" style:font-size-complex="12pt"/>
    </style:style>
    <style:style style:name="P44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adaaf" officeooo:paragraph-rsid="001b3213" style:font-size-asian="12pt" style:font-size-complex="12pt"/>
    </style:style>
    <style:style style:name="P45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2c546" officeooo:paragraph-rsid="001b3213" style:font-size-asian="12pt" style:font-size-complex="12pt"/>
    </style:style>
    <style:style style:name="P46" style:family="paragraph" style:parent-style-name="Standard">
      <style:text-properties fo:font-variant="normal" fo:text-transform="none" fo:color="#000000" loext:opacity="100%" style:font-name="Times New Roman" fo:font-size="16pt" fo:letter-spacing="normal" fo:language="en" fo:country="US" fo:font-style="normal" fo:font-weight="bold" officeooo:rsid="001b3213" officeooo:paragraph-rsid="001b3213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language="en" fo:country="US" officeooo:rsid="0004b551"/>
    </style:style>
    <style:style style:name="T4" style:family="text">
      <style:text-properties style:text-position="0% 100%" fo:language="en" fo:country="US"/>
    </style:style>
    <style:style style:name="T5" style:family="text">
      <style:text-properties fo:font-variant="normal" fo:text-transform="none" fo:color="#000000" loext:opacity="100%" fo:letter-spacing="normal" fo:language="en" fo:country="US" fo:font-style="normal" fo:font-weight="normal" officeooo:rsid="0002c546"/>
    </style:style>
    <style:style style:name="T6" style:family="text">
      <style:text-properties fo:font-variant="normal" fo:text-transform="none" fo:color="#000000" loext:opacity="100%" fo:letter-spacing="normal" fo:language="en" fo:country="US" fo:font-style="normal" fo:font-weight="normal" officeooo:rsid="0002849b"/>
    </style:style>
    <style:style style:name="T7" style:family="text">
      <style:text-properties fo:font-variant="normal" fo:text-transform="none" fo:color="#000000" loext:opacity="100%" style:text-position="super 58%" fo:letter-spacing="normal" fo:language="en" fo:country="US" fo:font-style="normal" fo:font-weight="normal" officeooo:rsid="0002c546"/>
    </style:style>
    <style:style style:name="T8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02849b"/>
    </style:style>
    <style:style style:name="T9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02c546"/>
    </style:style>
    <style:style style:name="T10" style:family="text">
      <style:text-properties fo:font-variant="normal" fo:text-transform="none" fo:color="#000000" loext:opacity="100%" style:text-position="0% 100%" fo:letter-spacing="normal" fo:language="ru" fo:country="RU" fo:font-style="normal" fo:font-weight="normal" officeooo:rsid="0003e835"/>
    </style:style>
    <style:style style:name="T11" style:family="text">
      <style:text-properties style:text-position="0% 100%" officeooo:rsid="0002849b"/>
    </style:style>
    <style:style style:name="T12" style:family="text">
      <style:text-properties style:text-position="sub 58%" officeooo:rsid="0002dac2"/>
    </style:style>
    <style:style style:name="T13" style:family="text">
      <style:text-properties style:text-position="0% 100%" officeooo:rsid="0003e835"/>
    </style:style>
    <style:style style:name="T14" style:family="text">
      <style:text-properties style:text-position="0% 100%" officeooo:rsid="0002dac2"/>
    </style:style>
    <style:style style:name="T15" style:family="text">
      <style:text-properties style:text-position="0% 100%" officeooo:rsid="0007d8b6"/>
    </style:style>
    <style:style style:name="T16" style:family="text">
      <style:text-properties fo:font-variant="normal" fo:text-transform="none" fo:color="#000000" loext:opacity="100%" style:text-position="0% 100%" fo:letter-spacing="normal" fo:language="en" fo:country="US" fo:font-style="normal" fo:font-weight="normal" officeooo:rsid="0004b551"/>
    </style:style>
    <style:style style:name="T17" style:family="text">
      <style:text-properties fo:font-variant="normal" fo:text-transform="none" fo:color="#000000" loext:opacity="100%" style:text-position="sub 58%" fo:letter-spacing="normal" fo:language="en" fo:country="US" fo:font-style="normal" fo:font-weight="normal" officeooo:rsid="0004b551"/>
    </style:style>
    <style:style style:name="T18" style:family="text">
      <style:text-properties fo:font-variant="normal" fo:text-transform="none" fo:color="#000000" loext:opacity="100%" style:text-position="super 58%" fo:letter-spacing="normal" fo:language="en" fo:country="US" fo:font-style="normal" fo:font-weight="normal" officeooo:rsid="0004b551"/>
    </style:style>
    <style:style style:name="T19" style:family="text">
      <style:text-properties fo:font-variant="normal" fo:text-transform="none" fo:color="#000000" loext:opacity="100%" style:text-position="super 58%" fo:letter-spacing="normal" fo:language="en" fo:country="US" fo:font-style="normal" fo:font-weight="normal" officeooo:rsid="00103f86"/>
    </style:style>
    <style:style style:name="T20" style:family="text">
      <style:text-properties fo:font-variant="normal" fo:text-transform="none" fo:color="#000000" loext:opacity="100%" style:text-position="sub 58%" fo:letter-spacing="normal" fo:language="en" fo:country="US" fo:font-style="normal" fo:font-weight="normal" officeooo:rsid="00060f8e"/>
    </style:style>
    <style:style style:name="T21" style:family="text">
      <style:text-properties style:text-position="sub 58%" officeooo:rsid="00060f8e"/>
    </style:style>
    <style:style style:name="T22" style:family="text">
      <style:text-properties style:text-position="0% 100%" officeooo:rsid="00060f8e"/>
    </style:style>
    <style:style style:name="T23" style:family="text">
      <style:text-properties style:text-position="0% 100%" officeooo:rsid="0004b551"/>
    </style:style>
    <style:style style:name="T24" style:family="text">
      <style:text-properties style:text-position="sub 58%" officeooo:rsid="0007d8b6"/>
    </style:style>
    <style:style style:name="T25" style:family="text">
      <style:text-properties style:text-position="super 58%" officeooo:rsid="00083c33"/>
    </style:style>
    <style:style style:name="T26" style:family="text">
      <style:text-properties style:text-position="super 58%" officeooo:rsid="00103f86"/>
    </style:style>
    <style:style style:name="T27" style:family="text">
      <style:text-properties style:text-position="0% 100%" officeooo:rsid="00083c33"/>
    </style:style>
    <style:style style:name="T28" style:family="text">
      <style:text-properties style:text-position="sub 58%" officeooo:rsid="00083c33"/>
    </style:style>
    <style:style style:name="T29" style:family="text">
      <style:text-properties style:text-position="super 58%" officeooo:rsid="0004b551"/>
    </style:style>
    <style:style style:name="T30" style:family="text">
      <style:text-properties fo:font-size="16pt" fo:language="ru" fo:country="RU" fo:font-weight="bold" officeooo:rsid="000865ca" style:font-size-asian="16pt" style:font-weight-asian="bold" style:font-size-complex="16pt" style:font-weight-complex="bold"/>
    </style:style>
    <style:style style:name="T31" style:family="text">
      <style:text-properties fo:font-size="16pt" fo:language="ru" fo:country="RU" officeooo:rsid="000865ca" style:font-size-asian="16pt" style:font-weight-asian="normal" style:font-size-complex="16pt" style:font-weight-complex="normal"/>
    </style:style>
    <style:style style:name="T32" style:family="text">
      <style:text-properties style:text-position="0% 100%" fo:font-size="16pt" officeooo:rsid="0004b551" style:font-size-asian="16pt" style:font-weight-asian="normal" style:font-size-complex="16pt" style:font-weight-complex="normal"/>
    </style:style>
    <style:style style:name="T33" style:family="text">
      <style:text-properties style:text-position="0% 100%" fo:font-size="16pt" officeooo:rsid="000865ca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000000" loext:opacity="100%" fo:letter-spacing="normal" fo:language="ru" fo:country="RU" fo:font-style="normal" fo:font-weight="normal" officeooo:rsid="0008a51d"/>
    </style:style>
    <style:style style:name="T35" style:family="text">
      <style:text-properties fo:font-variant="normal" fo:text-transform="none" fo:color="#000000" loext:opacity="100%" style:text-position="0% 100%" fo:letter-spacing="normal" fo:language="ru" fo:country="RU" fo:font-style="normal" fo:font-weight="normal" officeooo:rsid="0008a51d"/>
    </style:style>
    <style:style style:name="T36" style:family="text">
      <style:text-properties fo:font-variant="normal" fo:text-transform="none" fo:color="#000000" loext:opacity="100%" style:text-position="super 58%" fo:letter-spacing="normal" fo:language="ru" fo:country="RU" fo:font-style="normal" fo:font-weight="normal" officeooo:rsid="0008a51d"/>
    </style:style>
    <style:style style:name="T37" style:family="text">
      <style:text-properties fo:font-variant="normal" fo:text-transform="none" fo:color="#000000" loext:opacity="100%" style:text-position="0% 100%" fo:letter-spacing="normal" fo:language="ru" fo:country="RU" fo:font-style="normal" fo:font-weight="normal" officeooo:rsid="0009f581"/>
    </style:style>
    <style:style style:name="T38" style:family="text">
      <style:text-properties style:text-position="0% 100%" fo:language="ru" fo:country="RU" officeooo:rsid="0009f581"/>
    </style:style>
    <style:style style:name="T39" style:family="text">
      <style:text-properties style:text-position="0% 100%" officeooo:rsid="000b952e"/>
    </style:style>
    <style:style style:name="T40" style:family="text">
      <style:text-properties fo:font-variant="normal" fo:text-transform="none" fo:color="#000000" loext:opacity="100%" style:text-position="super 58%" fo:letter-spacing="normal" fo:language="ru" fo:country="RU" fo:font-style="normal" fo:font-weight="normal" officeooo:rsid="000b952e"/>
    </style:style>
    <style:style style:name="T41" style:family="text">
      <style:text-properties fo:font-variant="normal" fo:text-transform="none" fo:color="#000000" loext:opacity="100%" style:text-position="0% 100%" style:font-name="Times New Roman" fo:font-size="12pt" fo:letter-spacing="normal" fo:language="en" fo:country="US" fo:font-style="normal" fo:font-weight="normal" officeooo:rsid="0004b551" style:font-size-asian="12pt" style:font-size-complex="12pt"/>
    </style:style>
    <style:style style:name="T42" style:family="text">
      <style:text-properties fo:font-variant="normal" fo:text-transform="none" fo:color="#000000" loext:opacity="100%" style:text-position="sub 58%" style:font-name="Times New Roman" fo:font-size="16pt" fo:letter-spacing="normal" fo:language="en" fo:country="US" fo:font-style="normal" fo:font-weight="bold" officeooo:rsid="0007d8b6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fo:color="#000000" loext:opacity="100%" style:text-position="0% 100%" style:font-name="Times New Roman" fo:font-size="16pt" fo:letter-spacing="normal" fo:language="en" fo:country="US" fo:font-style="normal" fo:font-weight="bold" officeooo:rsid="0007d8b6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000000" loext:opacity="100%" style:text-position="super 58%" style:font-name="Times New Roman" fo:font-size="16pt" fo:letter-spacing="normal" fo:language="en" fo:country="US" fo:font-style="normal" fo:font-weight="bold" officeooo:rsid="0007d8b6" style:font-size-asian="16pt" style:font-weight-asian="bold" style:font-size-complex="16pt" style:font-weight-complex="bold"/>
    </style:style>
    <style:style style:name="T45" style:family="text">
      <style:text-properties fo:font-weight="bold" officeooo:rsid="000f2e35" style:font-weight-asian="bold" style:font-weight-complex="bold"/>
    </style:style>
    <style:style style:name="T46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02c546" style:font-size-asian="12pt" style:font-size-complex="12pt"/>
    </style:style>
    <style:style style:name="T47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02849b" style:font-size-asian="12pt" style:font-size-complex="12pt"/>
    </style:style>
    <style:style style:name="T48" style:family="text">
      <style:text-properties fo:font-variant="normal" fo:text-transform="none" fo:color="#000000" loext:opacity="100%" style:text-position="0% 100%" fo:font-size="12pt" fo:letter-spacing="normal" fo:language="en" fo:country="US" fo:font-style="normal" fo:font-weight="normal" officeooo:rsid="0002849b" style:font-size-asian="12pt" style:font-size-complex="12pt"/>
    </style:style>
    <style:style style:name="T49" style:family="text">
      <style:text-properties fo:font-variant="normal" fo:text-transform="none" fo:color="#000000" loext:opacity="100%" style:text-position="0% 100%" fo:font-size="11pt" fo:letter-spacing="normal" fo:language="en" fo:country="US" fo:font-style="normal" fo:font-weight="normal" officeooo:rsid="0002849b" style:font-size-asian="11pt" style:font-style-asian="normal" style:font-weight-asian="normal" style:font-size-complex="12pt"/>
    </style:style>
    <style:style style:name="T50" style:family="text">
      <style:text-properties officeooo:rsid="000f2e35"/>
    </style:style>
    <style:style style:name="T51" style:family="text">
      <style:text-properties fo:font-size="11pt" fo:font-style="normal" fo:font-weight="normal" style:font-size-asian="11pt" style:font-style-asian="normal" style:font-weight-asian="normal"/>
    </style:style>
    <style:style style:name="T52" style:family="text">
      <style:text-properties fo:font-variant="normal" fo:text-transform="none" fo:color="#000000" loext:opacity="100%" style:text-position="0% 100%" fo:font-size="12pt" fo:letter-spacing="normal" fo:language="en" fo:country="US" fo:font-style="normal" fo:font-weight="normal" officeooo:rsid="0002849b" style:font-size-asian="12pt" style:font-style-asian="normal" style:font-weight-asian="normal" style:font-size-complex="12pt"/>
    </style:style>
    <style:style style:name="T53" style:family="text">
      <style:text-properties fo:font-size="11pt" fo:font-style="normal" fo:font-weight="normal" officeooo:rsid="000f2e35" style:font-size-asian="11pt" style:font-style-asian="normal" style:font-weight-asian="normal"/>
    </style:style>
    <style:style style:name="T54" style:family="text">
      <style:text-properties style:text-position="super 58%" fo:font-size="11pt" fo:font-style="normal" fo:font-weight="normal" officeooo:rsid="000f2e35" style:font-size-asian="11pt" style:font-style-asian="normal" style:font-weight-asian="normal"/>
    </style:style>
    <style:style style:name="T55" style:family="text">
      <style:text-properties fo:font-variant="normal" fo:text-transform="none" fo:color="#000000" loext:opacity="100%" style:text-position="0% 100%" fo:font-size="12pt" fo:letter-spacing="normal" fo:language="en" fo:country="US" fo:font-style="normal" fo:font-weight="normal" officeooo:rsid="000f2e35" style:font-size-asian="12pt" style:font-style-asian="normal" style:font-weight-asian="normal" style:font-size-complex="12pt"/>
    </style:style>
    <style:style style:name="T56" style:family="text">
      <style:text-properties fo:font-variant="normal" fo:text-transform="none" fo:color="#000000" loext:opacity="100%" style:text-position="0% 100%" fo:font-size="11pt" fo:letter-spacing="normal" fo:language="en" fo:country="US" fo:font-style="normal" fo:font-weight="normal" officeooo:rsid="000f2e35" style:font-size-asian="11pt" style:font-style-asian="normal" style:font-weight-asian="normal" style:font-size-complex="12pt"/>
    </style:style>
    <style:style style:name="T57" style:family="text">
      <style:text-properties fo:font-variant="normal" fo:text-transform="none" fo:color="#000000" loext:opacity="100%" style:text-position="super 58%" fo:font-size="11pt" fo:letter-spacing="normal" fo:language="en" fo:country="US" fo:font-style="normal" fo:font-weight="normal" officeooo:rsid="000f2e35" style:font-size-asian="11pt" style:font-style-asian="normal" style:font-weight-asian="normal" style:font-size-complex="12pt"/>
    </style:style>
    <style:style style:name="T58" style:family="text">
      <style:text-properties style:text-position="0% 100%" officeooo:rsid="000f2e35"/>
    </style:style>
    <style:style style:name="T59" style:family="text">
      <style:text-properties style:text-position="sub 58%" officeooo:rsid="000f2e35"/>
    </style:style>
    <style:style style:name="T60" style:family="text">
      <style:text-properties style:text-position="0% 100%" officeooo:rsid="0002849b" style:font-style-asian="normal" style:font-weight-asian="normal"/>
    </style:style>
    <style:style style:name="T61" style:family="text">
      <style:text-properties style:text-position="sub 58%" officeooo:rsid="00103f86"/>
    </style:style>
    <style:style style:name="T62" style:family="text">
      <style:text-properties style:text-position="0% 100%" officeooo:rsid="00103f86"/>
    </style:style>
    <style:style style:name="T63" style:family="text">
      <style:text-properties style:text-position="0% 100%" officeooo:rsid="00131d8d"/>
    </style:style>
    <style:style style:name="T64" style:family="text">
      <style:text-properties style:text-position="super 58%" officeooo:rsid="00131d8d"/>
    </style:style>
    <style:style style:name="T65" style:family="text">
      <style:text-properties style:text-position="0% 100%" fo:language="ru" fo:country="RU" officeooo:rsid="0011de28"/>
    </style:style>
    <style:style style:name="T66" style:family="text">
      <style:text-properties style:text-position="0% 100%" officeooo:rsid="0014f2e2"/>
    </style:style>
    <style:style style:name="T67" style:family="text">
      <style:text-properties style:text-position="super 58%" officeooo:rsid="0014f2e2"/>
    </style:style>
    <style:style style:name="T68" style:family="text">
      <style:text-properties style:text-position="0% 100%" officeooo:rsid="00154ec5"/>
    </style:style>
    <style:style style:name="T69" style:family="text">
      <style:text-properties style:text-position="super 58%" officeooo:rsid="00154ec5"/>
    </style:style>
    <style:style style:name="T70" style:family="text">
      <style:text-properties style:text-position="0% 100%"/>
    </style:style>
    <style:style style:name="T71" style:family="text">
      <style:text-properties style:text-position="sub 58%" fo:font-size="16pt" fo:font-weight="bold" officeooo:rsid="0007d8b6" style:font-size-asian="16pt" style:font-weight-asian="bold" style:font-size-complex="16pt" style:font-weight-complex="bold"/>
    </style:style>
    <style:style style:name="T72" style:family="text">
      <style:text-properties style:text-position="0% 100%" fo:font-size="16pt" fo:font-weight="bold" officeooo:rsid="00083c33" style:font-size-asian="16pt" style:font-weight-asian="bold" style:font-size-complex="16pt" style:font-weight-complex="bold"/>
    </style:style>
    <style:style style:name="T73" style:family="text">
      <style:text-properties style:text-position="sub 58%" fo:font-size="16pt" fo:font-weight="bold" officeooo:rsid="00083c33" style:font-size-asian="16pt" style:font-weight-asian="bold" style:font-size-complex="16pt" style:font-weight-complex="bold"/>
    </style:style>
    <style:style style:name="T74" style:family="text">
      <style:text-properties style:text-position="0% 100%" fo:font-size="16pt" fo:font-weight="bold" officeooo:rsid="0004b551" style:font-size-asian="16pt" style:font-weight-asian="bold" style:font-size-complex="16pt" style:font-weight-complex="bold"/>
    </style:style>
    <style:style style:name="T75" style:family="text">
      <style:text-properties style:text-position="0% 100%" fo:font-size="16pt" fo:font-weight="bold" officeooo:rsid="00172d32" style:font-size-asian="16pt" style:font-weight-asian="bold" style:font-size-complex="16pt" style:font-weight-complex="bold"/>
    </style:style>
    <style:style style:name="T76" style:family="text">
      <style:text-properties style:text-position="sub 58%" fo:font-size="16pt" fo:font-weight="bold" officeooo:rsid="00172d32" style:font-size-asian="16pt" style:font-weight-asian="bold" style:font-size-complex="16pt" style:font-weight-complex="bold"/>
    </style:style>
    <style:style style:name="T77" style:family="text">
      <style:text-properties style:text-position="0% 100%" fo:font-size="16pt" fo:font-weight="bold" officeooo:rsid="00154ec5" style:font-size-asian="16pt" style:font-weight-asian="bold" style:font-size-complex="16pt" style:font-weight-complex="bold"/>
    </style:style>
    <style:style style:name="T78" style:family="text">
      <style:text-properties style:text-position="super 58%" fo:font-size="16pt" fo:font-weight="bold" officeooo:rsid="00154ec5" style:font-size-asian="16pt" style:font-weight-asian="bold" style:font-size-complex="16pt" style:font-weight-complex="bold"/>
    </style:style>
    <style:style style:name="T79" style:family="text">
      <style:text-properties fo:language="en" fo:country="US" fo:font-weight="bold" officeooo:rsid="0011de28" style:font-weight-asian="bold" style:font-weight-complex="bold"/>
    </style:style>
    <style:style style:name="T80" style:family="text">
      <style:text-properties fo:language="en" fo:country="US" officeooo:rsid="0011de28"/>
    </style:style>
    <style:style style:name="T81" style:family="text">
      <style:text-properties officeooo:rsid="0011de28"/>
    </style:style>
    <style:style style:name="T82" style:family="text">
      <style:text-properties style:text-position="0% 100%" fo:font-size="11pt" fo:font-style="normal" fo:font-weight="normal" officeooo:rsid="000f2e35" style:font-size-asian="11pt" style:font-style-asian="normal" style:font-weight-asian="normal"/>
    </style:style>
    <style:style style:name="T83" style:family="text">
      <style:text-properties style:text-position="0% 100%" fo:font-size="11pt" fo:language="en" fo:country="US" fo:font-style="normal" fo:font-weight="normal" officeooo:rsid="0011de28" style:font-size-asian="11pt" style:font-style-asian="normal" style:font-weight-asian="normal"/>
    </style:style>
    <style:style style:name="T84" style:family="text">
      <style:text-properties style:text-position="0% 100%" officeooo:rsid="0011de28"/>
    </style:style>
    <style:style style:name="T85" style:family="text">
      <style:text-properties style:text-position="0% 100%" officeooo:rsid="00120e9b"/>
    </style:style>
    <style:style style:name="T86" style:family="text">
      <style:text-properties style:text-position="super 58%" officeooo:rsid="00172d32"/>
    </style:style>
    <style:style style:name="T87" style:family="text">
      <style:text-properties style:text-position="0% 100%" officeooo:rsid="0018343c"/>
    </style:style>
    <style:style style:name="T88" style:family="text">
      <style:text-properties style:text-position="sub 58%" fo:language="ru" fo:country="RU" officeooo:rsid="00195e0c"/>
    </style:style>
    <style:style style:name="T89" style:family="text">
      <style:text-properties style:text-position="0% 100%" fo:language="ru" fo:country="RU" officeooo:rsid="0018343c"/>
    </style:style>
    <style:style style:name="T90" style:family="text">
      <style:text-properties style:text-position="sub 58%" fo:language="ru" fo:country="RU" officeooo:rsid="0018343c"/>
    </style:style>
    <style:style style:name="T91" style:family="text">
      <style:text-properties style:text-position="0% 100%" officeooo:rsid="00195e0c"/>
    </style:style>
    <style:style style:name="T92" style:family="text">
      <style:text-properties officeooo:rsid="001adaaf"/>
    </style:style>
    <style:style style:name="T93" style:family="text">
      <style:text-properties style:text-position="sub 58%" fo:language="ru" fo:country="RU" officeooo:rsid="001b3213"/>
    </style:style>
    <style:style style:name="T94" style:family="text">
      <style:text-properties style:text-position="0% 100%" fo:language="ru" fo:country="RU" officeooo:rsid="001b3213"/>
    </style:style>
    <style:style style:name="T95" style:family="text">
      <style:text-properties style:text-position="0% 100%" officeooo:rsid="001ada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бдев Павел Александрович</text:p>
      <text:p text:style-name="P1">5130904/<text:span text:style-name="T1">30008</text:span></text:p>
      <text:h text:style-name="P2" text:outline-level="2"><text:bookmark text:name="yui_3_17_2_1_1729329928915_63"/>Системы линейных дифференциальных уравнений</text:h>
      <text:h text:style-name="P3" text:outline-level="2">Вариант: <text:span text:style-name="T1">23</text:span></text:h>
      <text:h text:style-name="P4" text:outline-level="2"><text:span text:style-name="T2">1.</text:span> Найти общее решение линейной однородной системы дифференциальных уравнений, заданной в векторной форме<text:span text:style-name="T3"> </text:span><text:span text:style-name="T3"><draw:frame draw:style-name="fr1" draw:name="Объект20" text:anchor-type="as-char" svg:y="-0.441cm" svg:width="0.196cm" svg:height="0.533cm" draw:z-index="1"><draw:object xlink:href="./Object 20" xlink:type="simple" xlink:show="embed" xlink:actuate="onLoad"/><draw:image xlink:href="./ObjectReplacements/Object 20" xlink:type="simple" xlink:show="embed" xlink:actuate="onLoad"/></draw:frame></text:span><text:span text:style-name="T4">= A</text:span><text:span text:style-name="T3"><draw:frame draw:style-name="fr1" draw:name="Объект19" text:anchor-type="as-char" svg:y="-0.379cm" svg:width="0.238cm" svg:height="0.471cm" draw:z-index="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, где</text:h>
      <text:h text:style-name="P5" text:outline-level="2">A = <draw:frame draw:style-name="fr1" draw:name="Объект17" text:anchor-type="as-char" svg:y="-0.923cm" svg:width="1.842cm" svg:height="1.635cm" draw:z-index="6"><draw:object xlink:href="./Object 17" xlink:type="simple" xlink:show="embed" xlink:actuate="onLoad"/><draw:image xlink:href="./ObjectReplacements/Object 17" xlink:type="simple" xlink:show="embed" xlink:actuate="onLoad"/></draw:frame></text:h>
      <text:p text:style-name="P6"><draw:frame draw:style-name="fr1" draw:name="Объект6" text:anchor-type="as-char" svg:y="-0.923cm" svg:width="2.725cm" svg:height="1.633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5">det(A – </text:span><text:span text:style-name="T6">λ</text:span><text:span text:style-name="T5">E) = </text:span><text:span text:style-name="T5"><draw:frame draw:style-name="fr1" draw:name="Объект5" text:anchor-type="as-char" svg:y="-0.923cm" svg:width="3.401cm" svg:height="1.633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s/>= (</text:span><text:span text:style-name="T6">1 – λ</text:span><text:span text:style-name="T5">)</text:span><text:span text:style-name="T7">3</text:span><text:span text:style-name="T5"> + 8 + 8 </text:span><text:span text:style-name="T6">– </text:span><text:span text:style-name="T5">4(</text:span><text:span text:style-name="T6">1 – λ</text:span><text:span text:style-name="T5">) </text:span><text:span text:style-name="T6">– </text:span><text:span text:style-name="T5">4(</text:span><text:span text:style-name="T6">1 – λ</text:span><text:span text:style-name="T5">) </text:span><text:span text:style-name="T6">– </text:span><text:span text:style-name="T5">4(</text:span><text:span text:style-name="T6">1 – λ</text:span><text:span text:style-name="T5">) = (</text:span><text:span text:style-name="T6">1 – λ</text:span><text:span text:style-name="T5">)</text:span><text:span text:style-name="T7">3</text:span><text:span text:style-name="T5"> + 16 </text:span><text:span text:style-name="T6">–</text:span><text:span text:style-name="T5"> 12(</text:span><text:span text:style-name="T6">1 – λ</text:span><text:span text:style-name="T5">) = 1 </text:span><text:span text:style-name="T6">–</text:span><text:span text:style-name="T5"> 3</text:span><text:span text:style-name="T6">λ </text:span><text:span text:style-name="T5">+ 3</text:span><text:span text:style-name="T6">λ</text:span><text:span text:style-name="T7">2 </text:span><text:span text:style-name="T8">–</text:span><text:span text:style-name="T9"> </text:span><text:span text:style-name="T8">λ</text:span><text:span text:style-name="T7">3 </text:span><text:span text:style-name="T9">+ 16 – 12 + 12</text:span><text:span text:style-name="T8">λ </text:span><text:span text:style-name="T9">= </text:span><text:span text:style-name="T8">–</text:span><text:span text:style-name="T9">λ</text:span><text:span text:style-name="T7">3 </text:span><text:span text:style-name="T9">+ 3</text:span><text:span text:style-name="T8">λ</text:span><text:span text:style-name="T7">2 </text:span><text:span text:style-name="T9">+ </text:span><text:span text:style-name="T10">9</text:span><text:span text:style-name="T8">λ </text:span><text:span text:style-name="T9">+ 5</text:span></text:p>
      <text:p text:style-name="P8"><text:span text:style-name="T11">λ</text:span><text:span text:style-name="T12">1, 2</text:span><text:span text:style-name="T11"> </text:span><text:span text:style-name="T13">=</text:span><text:span text:style-name="T11"> –</text:span><text:span text:style-name="T13">1</text:span></text:p>
      <text:p text:style-name="P9"><text:span text:style-name="T11">λ</text:span><text:span text:style-name="T12">3</text:span><text:span text:style-name="T11"> </text:span><text:span text:style-name="T13">=</text:span><text:span text:style-name="T11"> </text:span><text:span text:style-name="T13">5</text:span></text:p>
      <text:p text:style-name="P10"><text:span text:style-name="T11">λ</text:span><text:span text:style-name="T12">1, 2</text:span><text:span text:style-name="T14">:</text:span></text:p>
      <text:p text:style-name="P10"><text:span text:style-name="T14"><draw:frame draw:style-name="fr1" draw:name="Объект7" text:anchor-type="as-char" svg:y="-1.012cm" svg:width="3.995cm" svg:height="1.871cm" draw:z-index="17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&lt;</text:span><text:span text:style-name="T15">=&gt; </text:span><text:span text:style-name="T15"><draw:frame draw:style-name="fr1" draw:name="Объект8" text:anchor-type="as-char" svg:y="-0.995cm" svg:width="3.191cm" svg:height="1.843cm" draw:z-index="1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><text:span text:style-name="T16"><draw:frame draw:style-name="fr1" draw:name="Объект2" text:anchor-type="as-char" svg:y="-0.379cm" svg:width="0.238cm" svg:height="0.47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7">1</text:span><text:span text:style-name="T16">(t) = e</text:span><text:span text:style-name="T18">-</text:span><text:span text:style-name="T19">t</text:span><text:span text:style-name="T16"> <text:s/></text:span><text:span text:style-name="T16"><draw:frame draw:style-name="fr1" draw:name="Объект1" text:anchor-type="as-char" svg:y="-0.875cm" svg:width="0.981cm" svg:height="1.60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17"><draw:frame draw:style-name="fr1" draw:name="Объект4" text:anchor-type="as-char" svg:y="-0.379cm" svg:width="0.238cm" svg:height="0.47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2</text:span><text:span text:style-name="T16">(t) = e</text:span><text:span text:style-name="T18">-</text:span><text:span text:style-name="T19">t</text:span><text:span text:style-name="T16"> <text:s/></text:span><text:span text:style-name="T16"><draw:frame draw:style-name="fr1" draw:name="Объект3" text:anchor-type="as-char" svg:y="-0.875cm" svg:width="0.972cm" svg:height="1.60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0"><text:span text:style-name="T11">λ</text:span><text:span text:style-name="T21">3</text:span><text:span text:style-name="T22">:</text:span></text:p>
      <text:p text:style-name="P13"><text:span text:style-name="T22"><draw:frame draw:style-name="fr1" draw:name="Объект9" text:anchor-type="as-char" svg:y="-1.012cm" svg:width="4.066cm" svg:height="1.87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2"><text:s/>&lt;</text:span><text:span text:style-name="T15">=&gt; </text:span><text:span text:style-name="T15"><draw:frame draw:style-name="fr1" draw:name="Объект10" text:anchor-type="as-char" svg:y="-0.995cm" svg:width="3.544cm" svg:height="1.84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13"><text:span text:style-name="T23"><draw:frame draw:style-name="fr1" draw:name="Объект11" text:anchor-type="as-char" svg:y="-0.379cm" svg:width="0.238cm" svg:height="0.47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4">3</text:span><text:span text:style-name="T23">(t) = e</text:span><text:span text:style-name="T25">2</text:span><text:span text:style-name="T26">t</text:span><text:span text:style-name="T23"> <text:s/></text:span><text:span text:style-name="T23"><draw:frame draw:style-name="fr1" draw:name="Объект12" text:anchor-type="as-char" svg:y="-0.875cm" svg:width="0.863cm" svg:height="1.602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4"><text:span text:style-name="T23"><draw:frame draw:style-name="fr1" draw:name="Объект13" text:anchor-type="as-char" svg:y="-0.379cm" svg:width="0.238cm" svg:height="0.47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4"><text:s/></text:span><text:span text:style-name="T27">= C</text:span><text:span text:style-name="T28">1</text:span><text:span text:style-name="T23">e</text:span><text:span text:style-name="T29">-</text:span><text:span text:style-name="T26">t</text:span><text:span text:style-name="T23"> <text:s/></text:span><text:span text:style-name="T23"><draw:frame draw:style-name="fr1" draw:name="Объект14" text:anchor-type="as-char" svg:y="-0.875cm" svg:width="0.981cm" svg:height="1.60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3"><text:s/></text:span><text:span text:style-name="T27">+ C</text:span><text:span text:style-name="T28">2</text:span><text:span text:style-name="T23">e</text:span><text:span text:style-name="T29">-</text:span><text:span text:style-name="T26">t</text:span><text:span text:style-name="T23"> <text:s/></text:span><text:span text:style-name="T23"><draw:frame draw:style-name="fr1" draw:name="Объект15" text:anchor-type="as-char" svg:y="-0.875cm" svg:width="0.972cm" svg:height="1.602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3"><text:s/></text:span><text:span text:style-name="T27">+ C</text:span><text:span text:style-name="T28">3</text:span><text:span text:style-name="T23">e</text:span><text:span text:style-name="T25">2</text:span><text:span text:style-name="T26">t</text:span><text:span text:style-name="T23"> <text:s/></text:span><text:span text:style-name="T23"><draw:frame draw:style-name="fr1" draw:name="Объект16" text:anchor-type="as-char" svg:y="-0.875cm" svg:width="0.863cm" svg:height="1.602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15"><text:span text:style-name="T30">2</text:span><text:span text:style-name="T31"> Найти общее решение линейной однородной системы дифференциальных уравнений, заданной в векторной форме</text:span><text:span text:style-name="T32"> </text:span><text:span text:style-name="T32"><draw:frame draw:style-name="fr1" draw:name="Объект24" text:anchor-type="as-char" svg:y="-0.441cm" svg:width="0.196cm" svg:height="0.533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3">= A</text:span><text:span text:style-name="T32"><draw:frame draw:style-name="fr1" draw:name="Объект25" text:anchor-type="as-char" svg:y="-0.379cm" svg:width="0.238cm" svg:height="0.471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1">, где</text:span></text:p>
      <text:h text:style-name="P5" text:outline-level="2">A = <draw:frame draw:style-name="fr1" draw:name="Объект26" text:anchor-type="as-char" svg:y="-0.923cm" svg:width="2.826cm" svg:height="1.635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h>
      <text:p text:style-name="P16"><draw:frame draw:style-name="fr1" draw:name="Объект27" text:anchor-type="as-char" svg:y="-0.923cm" svg:width="3.445cm" svg:height="1.633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6"/>
      <text:p text:style-name="P17"><text:span text:style-name="T5">det(A – </text:span><text:span text:style-name="T6">λ</text:span><text:span text:style-name="T5">E) = </text:span><text:span text:style-name="T5"><draw:frame draw:style-name="fr1" draw:name="Объект28" text:anchor-type="as-char" svg:y="-0.923cm" svg:width="3.755cm" svg:height="1.633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5"><text:s/>= </text:span><text:span text:style-name="T34">(</text:span><text:span text:style-name="T8">–</text:span><text:span text:style-name="T35">3 </text:span><text:span text:style-name="T8">– λ</text:span><text:span text:style-name="T35">)(6 </text:span><text:span text:style-name="T8">– λ</text:span><text:span text:style-name="T35">)(5 </text:span><text:span text:style-name="T8">– λ</text:span><text:span text:style-name="T35">) </text:span><text:span text:style-name="T8">– </text:span><text:span text:style-name="T35">48 </text:span><text:span text:style-name="T8">– </text:span><text:span text:style-name="T35">42 + 14(6 </text:span><text:span text:style-name="T8">– λ</text:span><text:span text:style-name="T35">) </text:span><text:span text:style-name="T8">– </text:span><text:span text:style-name="T35">8(</text:span><text:span text:style-name="T8">–</text:span><text:span text:style-name="T35">3 </text:span><text:span text:style-name="T8">– λ</text:span><text:span text:style-name="T35">) + 18(5 </text:span><text:span text:style-name="T8">– λ</text:span><text:span text:style-name="T35">) = </text:span><text:span text:style-name="T8">–</text:span><text:span text:style-name="T35">90 </text:span><text:span text:style-name="T8">– </text:span><text:span text:style-name="T35">15</text:span><text:span text:style-name="T8">λ </text:span><text:span text:style-name="T35">+ 5</text:span><text:span text:style-name="T8">λ</text:span><text:span text:style-name="T36">2</text:span><text:span text:style-name="T35"> + 18</text:span><text:span text:style-name="T8">λ </text:span><text:span text:style-name="T35">+ 3</text:span><text:span text:style-name="T8">λ</text:span><text:span text:style-name="T36">2</text:span><text:span text:style-name="T35"> </text:span><text:span text:style-name="T8">– λ</text:span><text:span text:style-name="T36">3</text:span><text:span text:style-name="T35"> </text:span><text:span text:style-name="T8">– </text:span><text:span text:style-name="T35">48 </text:span><text:span text:style-name="T8">– </text:span><text:span text:style-name="T35">42 + 84 </text:span><text:span text:style-name="T8">– </text:span><text:span text:style-name="T35">14</text:span><text:span text:style-name="T8">λ </text:span><text:span text:style-name="T35">+ 24 + 8</text:span><text:span text:style-name="T8">λ </text:span><text:span text:style-name="T35">+ 90 </text:span><text:span text:style-name="T8">– </text:span><text:span text:style-name="T35">18</text:span><text:span text:style-name="T8">λ </text:span><text:span text:style-name="T35">= </text:span><text:span text:style-name="T8">–λ</text:span><text:span text:style-name="T36">3</text:span><text:span text:style-name="T35">+ 8</text:span><text:span text:style-name="T8">λ</text:span><text:span text:style-name="T36">2 </text:span><text:span text:style-name="T8">– </text:span><text:span text:style-name="T35">2</text:span><text:span text:style-name="T37">1</text:span><text:span text:style-name="T8">λ </text:span><text:span text:style-name="T35">+ 18</text:span></text:p>
      <text:p text:style-name="P18"><text:span text:style-name="T11">λ</text:span><text:span text:style-name="T12">1, 2</text:span><text:span text:style-name="T11"> </text:span><text:span text:style-name="T13">=</text:span><text:span text:style-name="T11"> </text:span><text:span text:style-name="T38">3</text:span></text:p>
      <text:p text:style-name="P18"><text:span text:style-name="T11">λ</text:span><text:span text:style-name="T12">3</text:span><text:span text:style-name="T11"> </text:span><text:span text:style-name="T13">=</text:span><text:span text:style-name="T11"> </text:span><text:span text:style-name="T38">2</text:span></text:p>
      <text:p text:style-name="P18"/>
      <text:p text:style-name="P18"><text:span text:style-name="T11">λ</text:span><text:span text:style-name="T12">1, 2</text:span><text:span text:style-name="T14">:</text:span></text:p>
      <text:p text:style-name="P18"><text:span text:style-name="T14"><draw:frame draw:style-name="fr1" draw:name="Объект29" text:anchor-type="as-char" svg:y="-1.012cm" svg:width="4.531cm" svg:height="1.871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4"><text:s/>&lt;</text:span><text:span text:style-name="T15">=&gt; </text:span><text:span text:style-name="T15"><draw:frame draw:style-name="fr1" draw:name="Объект30" text:anchor-type="as-char" svg:y="-0.995cm" svg:width="3.66cm" svg:height="1.843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5"><text:s/></text:span><text:span text:style-name="T39">=&gt; </text:span><text:span text:style-name="T39"><draw:frame draw:style-name="fr1" draw:name="Объект39" text:anchor-type="as-char" svg:y="-0.679cm" svg:width="3.209cm" svg:height="1.215cm" draw:z-index="27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19"/>
      <text:p text:style-name="P20"><text:span text:style-name="T16"><draw:frame draw:style-name="fr1" draw:name="Объект31" text:anchor-type="as-char" svg:y="-0.379cm" svg:width="0.238cm" svg:height="0.471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7">1</text:span><text:span text:style-name="T16">(t) = e</text:span><text:span text:style-name="T40">3</text:span><text:span text:style-name="T19">t</text:span><text:span text:style-name="T16"> <text:s/></text:span><text:span text:style-name="T16"><draw:frame draw:style-name="fr1" draw:name="Объект32" text:anchor-type="as-char" svg:y="-0.875cm" svg:width="0.984cm" svg:height="1.602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20"><text:span text:style-name="T17"><draw:frame draw:style-name="fr1" draw:name="Объект33" text:anchor-type="as-char" svg:y="-0.379cm" svg:width="0.238cm" svg:height="0.471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0">2</text:span><text:span text:style-name="T16">(t) = e</text:span><text:span text:style-name="T40">3</text:span><text:span text:style-name="T19">t</text:span><text:span text:style-name="T16"> <text:s/></text:span><text:span text:style-name="T16"><draw:frame draw:style-name="fr1" draw:name="Объект34" text:anchor-type="as-char" svg:y="-0.875cm" svg:width="1.18cm" svg:height="1.602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18"><text:span text:style-name="T11">λ</text:span><text:span text:style-name="T21">3</text:span><text:span text:style-name="T22">:</text:span></text:p>
      <text:p text:style-name="P21"><text:span text:style-name="T22"><draw:frame draw:style-name="fr1" draw:name="Объект35" text:anchor-type="as-char" svg:y="-1.012cm" svg:width="4.528cm" svg:height="1.871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2"><text:s/>&lt;</text:span><text:span text:style-name="T15">=&gt; </text:span><text:span text:style-name="T15"><draw:frame draw:style-name="fr1" draw:name="Объект36" text:anchor-type="as-char" svg:y="-0.995cm" svg:width="3.653cm" svg:height="1.84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5"><text:s/></text:span><text:span text:style-name="T39">=&gt; </text:span><text:span text:style-name="T39"><draw:frame draw:style-name="fr1" draw:name="Объект40" text:anchor-type="as-char" svg:y="-0.679cm" svg:width="2.334cm" svg:height="1.215cm" draw:z-index="3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18"><text:span text:style-name="T23"><draw:frame draw:style-name="fr1" draw:name="Объект37" text:anchor-type="as-char" svg:y="-0.379cm" svg:width="0.238cm" svg:height="0.471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24">3</text:span><text:span text:style-name="T23">(t) = e</text:span><text:span text:style-name="T25">2</text:span><text:span text:style-name="T26">t</text:span><text:span text:style-name="T23"> <text:s/></text:span><text:span text:style-name="T23"><draw:frame draw:style-name="fr1" draw:name="Объект38" text:anchor-type="as-char" svg:y="-0.875cm" svg:width="0.982cm" svg:height="1.602cm" draw:z-index="3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18"><text:span text:style-name="T16"/></text:p>
      <text:p text:style-name="P22"><text:span text:style-name="T41"><draw:frame draw:style-name="fr1" draw:name="Объект18" text:anchor-type="as-char" svg:y="-0.379cm" svg:width="0.238cm" svg:height="0.47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2"><text:s/>= </text:span><text:span text:style-name="T43">C</text:span><text:span text:style-name="T42">1</text:span><text:span text:style-name="T43">e</text:span><text:span text:style-name="T44">3t</text:span><text:span text:style-name="T43"> <text:s/></text:span><text:span text:style-name="T43"><draw:frame draw:style-name="fr1" draw:name="Объект21" text:anchor-type="as-char" svg:y="-0.875cm" svg:width="0.984cm" svg:height="1.602cm" draw:z-index="3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3"><text:s/>+ C</text:span><text:span text:style-name="T42">2</text:span><text:span text:style-name="T43">e</text:span><text:span text:style-name="T44">3t</text:span><text:span text:style-name="T43"> <text:s/></text:span><text:span text:style-name="T43"><draw:frame draw:style-name="fr1" draw:name="Объект22" text:anchor-type="as-char" svg:y="-0.875cm" svg:width="1.18cm" svg:height="1.602cm" draw:z-index="3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3"><text:s/>+ C</text:span><text:span text:style-name="T42">3</text:span><text:span text:style-name="T43">e</text:span><text:span text:style-name="T44">2t</text:span><text:span text:style-name="T43"> <text:s/></text:span><text:span text:style-name="T43"><draw:frame draw:style-name="fr1" draw:name="Объект23" text:anchor-type="as-char" svg:y="-0.875cm" svg:width="0.982cm" svg:height="1.602cm" draw:z-index="3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h text:style-name="P23" text:outline-level="2"><text:span text:style-name="T45">3</text:span> Найти общее решение линейной однородной системы дифференциальных уравнений, заданной в векторной форме<text:span text:style-name="T3"> </text:span><text:span text:style-name="T3"><draw:frame draw:style-name="fr1" draw:name="Объект45" text:anchor-type="as-char" svg:y="-0.441cm" svg:width="0.196cm" svg:height="0.533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4">= A</text:span><text:span text:style-name="T3"><draw:frame draw:style-name="fr1" draw:name="Объект46" text:anchor-type="as-char" svg:y="-0.379cm" svg:width="0.238cm" svg:height="0.471cm" draw:z-index="43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, где</text:h>
      <text:h text:style-name="P24" text:outline-level="2">A = <draw:frame draw:style-name="fr1" draw:name="Объект47" text:anchor-type="as-char" svg:y="-0.923cm" svg:width="2.166cm" svg:height="1.635cm" draw:z-index="44"><draw:object xlink:href="./Object 47" xlink:type="simple" xlink:show="embed" xlink:actuate="onLoad"/><draw:image xlink:href="./ObjectReplacements/Object 47" xlink:type="simple" xlink:show="embed" xlink:actuate="onLoad"/><svg:desc>формула</svg:desc></draw:frame></text:h>
      <text:p text:style-name="P25"><draw:frame draw:style-name="fr1" draw:name="Объект48" text:anchor-type="as-char" svg:y="-0.923cm" svg:width="1.769cm" svg:height="1.633cm" draw:z-index="4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5"/>
      <text:p text:style-name="P26"><text:span text:style-name="T46">det(A – </text:span><text:span text:style-name="T47">λ</text:span><text:span text:style-name="T46">E) = </text:span><text:span text:style-name="T46"><draw:frame draw:style-name="fr1" draw:name="Объект49" text:anchor-type="as-char" svg:y="-0.923cm" svg:width="3.187cm" svg:height="1.633cm" draw:z-index="46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46"><text:s/>= </text:span><text:span text:style-name="T48">–</text:span><text:span text:style-name="T49">λ</text:span><text:span text:style-name="T50">(</text:span><text:span text:style-name="T51">1 </text:span><text:span text:style-name="T52">–</text:span><text:span text:style-name="T51"> λ</text:span><text:span text:style-name="T53">)</text:span><text:span text:style-name="T54">2 </text:span><text:span text:style-name="T52">– </text:span><text:span text:style-name="T55">1 + (</text:span><text:span text:style-name="T56">1 </text:span><text:span text:style-name="T52">–</text:span><text:span text:style-name="T56"> λ</text:span><text:span text:style-name="T55">) = -</text:span><text:span text:style-name="T56">λ</text:span><text:span text:style-name="T57">3</text:span><text:span text:style-name="T56"> + 2λ</text:span><text:span text:style-name="T57">2</text:span><text:span text:style-name="T56"> </text:span><text:span text:style-name="T52">–</text:span><text:span text:style-name="T56"> 2λ</text:span></text:p>
      <text:p text:style-name="P27"><text:span text:style-name="T5"/></text:p>
      <text:p text:style-name="P28"><text:span text:style-name="T11">λ</text:span><text:span text:style-name="T12">1</text:span><text:span text:style-name="T11"> </text:span><text:span text:style-name="T13">=</text:span><text:span text:style-name="T11"> </text:span><text:span text:style-name="T58">0</text:span></text:p>
      <text:p text:style-name="P28"><text:span text:style-name="T11">λ</text:span><text:span text:style-name="T59">2</text:span><text:span text:style-name="T11"> </text:span><text:span text:style-name="T13">=</text:span><text:span text:style-name="T11"> </text:span><text:span text:style-name="T58">1 + i</text:span></text:p>
      <text:p text:style-name="P29"><text:span text:style-name="T11">λ</text:span><text:span text:style-name="T59">3</text:span><text:span text:style-name="T11"> </text:span><text:span text:style-name="T13">=</text:span><text:span text:style-name="T11"> </text:span><text:span text:style-name="T58">1 </text:span><text:span text:style-name="T60">–</text:span><text:span text:style-name="T58"> i</text:span></text:p>
      <text:p text:style-name="P28"/>
      <text:p text:style-name="P28"><text:span text:style-name="T11">λ</text:span><text:span text:style-name="T12">1</text:span><text:span text:style-name="T14">:</text:span></text:p>
      <text:p text:style-name="P28"><text:span text:style-name="T14"><draw:frame draw:style-name="fr1" draw:name="Объект50" text:anchor-type="as-char" svg:y="-0.995cm" svg:width="1.84cm" svg:height="1.843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5"><text:s/></text:span><text:span text:style-name="T39">=&gt; </text:span><text:span text:style-name="T39"><draw:frame draw:style-name="fr1" draw:name="Объект52" text:anchor-type="as-char" svg:y="-0.679cm" svg:width="1.586cm" svg:height="1.215cm" draw:z-index="48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30"/>
      <text:p text:style-name="P27"><text:span text:style-name="T16"><draw:frame draw:style-name="fr1" draw:name="Объект53" text:anchor-type="as-char" svg:y="-0.379cm" svg:width="0.238cm" svg:height="0.471cm" draw:z-index="49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17">1</text:span><text:span text:style-name="T16">(t) = </text:span><text:span text:style-name="T16"><draw:frame draw:style-name="fr1" draw:name="Объект54" text:anchor-type="as-char" svg:y="-0.875cm" svg:width="0.968cm" svg:height="1.602cm" draw:z-index="50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/text:p>
      <text:p text:style-name="P28"><text:span text:style-name="T11">λ</text:span><text:span text:style-name="T61">2</text:span><text:span text:style-name="T22">:</text:span></text:p>
      <text:p text:style-name="P28"><text:span text:style-name="T22"><draw:frame draw:style-name="fr1" draw:name="Объект57" text:anchor-type="as-char" svg:y="-1.012cm" svg:width="4.277cm" svg:height="1.871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2"><text:s/>&lt;</text:span><text:span text:style-name="T15">=&gt; </text:span><text:span text:style-name="T15"><draw:frame draw:style-name="fr1" draw:name="Объект58" text:anchor-type="as-char" svg:y="-0.997cm" svg:width="3.459cm" svg:height="1.85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15"><text:s/></text:span><text:span text:style-name="T39">=&gt; </text:span><text:span text:style-name="T39"><draw:frame draw:style-name="fr1" draw:name="Объект59" text:anchor-type="as-char" svg:y="-1.289cm" svg:width="2.94cm" svg:height="2.436cm" draw:z-index="53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p>
      <text:p text:style-name="P31"><text:span text:style-name="T62"><draw:frame draw:style-name="fr2" draw:name="Объект73" text:anchor-type="as-char" svg:y="-0.471cm" svg:width="0.337cm" svg:height="0.563cm" draw:z-index="60"><draw:object xlink:href="./Object 73" xlink:type="simple" xlink:show="embed" xlink:actuate="onLoad"/><draw:image xlink:href="./ObjectReplacements/Object 73" xlink:type="simple" xlink:show="embed" xlink:actuate="onLoad"/></draw:frame></text:span><text:span text:style-name="T23">(t) =</text:span><text:span text:style-name="T63">e</text:span><text:span text:style-name="T64">t(1 + i)</text:span><text:span text:style-name="T23"> </text:span><text:span text:style-name="T65"><draw:frame draw:style-name="fr1" draw:name="Объект71" text:anchor-type="as-char" svg:y="-1.168cm" svg:width="1.053cm" svg:height="2.187cm" draw:z-index="59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65"><text:s/></text:span><text:span text:style-name="T66">= (cost + isint)</text:span><text:span text:style-name="T63">e</text:span><text:span text:style-name="T64">t</text:span><text:span text:style-name="T23"> </text:span><text:span text:style-name="T65"><draw:frame draw:style-name="fr1" draw:name="Объект60" text:anchor-type="as-char" svg:y="-1.168cm" svg:width="1.053cm" svg:height="2.187cm" draw:z-index="61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65"><text:s/></text:span><text:span text:style-name="T66">= e</text:span><text:span text:style-name="T67">t</text:span><text:span text:style-name="T67"><draw:frame draw:style-name="fr2" draw:name="Объект75" text:anchor-type="as-char" svg:y="-1.217cm" svg:width="2.6cm" svg:height="2.223cm" draw:z-index="62"><draw:object xlink:href="./Object 75" xlink:type="simple" xlink:show="embed" xlink:actuate="onLoad"/><draw:image xlink:href="./ObjectReplacements/Object 75" xlink:type="simple" xlink:show="embed" xlink:actuate="onLoad"/></draw:frame></text:span><text:span text:style-name="T66"> </text:span><text:span text:style-name="T68">= -e</text:span><text:span text:style-name="T69">t</text:span><text:span text:style-name="T68"><draw:frame draw:style-name="fr2" draw:name="Объект76" text:anchor-type="as-char" svg:y="-0.923cm" svg:width="1.157cm" svg:height="1.635cm" draw:z-index="63"><draw:object xlink:href="./Object 76" xlink:type="simple" xlink:show="embed" xlink:actuate="onLoad"/><draw:image xlink:href="./ObjectReplacements/Object 76" xlink:type="simple" xlink:show="embed" xlink:actuate="onLoad"/></draw:frame></text:span><text:span text:style-name="T68"> + ie</text:span><text:span text:style-name="T69">t</text:span><text:span text:style-name="T68"><draw:frame draw:style-name="fr2" draw:name="Объект77" text:anchor-type="as-char" svg:y="-0.923cm" svg:width="1.418cm" svg:height="1.635cm" draw:z-index="64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/text:p>
      <text:p text:style-name="P32"><text:span text:style-name="T68">R</text:span><text:span text:style-name="T70">e </text:span><text:span text:style-name="T62"><draw:frame draw:style-name="fr2" draw:name="Объект78" text:anchor-type="as-char" svg:y="-0.471cm" svg:width="0.337cm" svg:height="0.563cm" draw:z-index="65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70">(t) = </text:span><text:span text:style-name="T68">-e</text:span><text:span text:style-name="T69">t</text:span><text:span text:style-name="T68"><draw:frame draw:style-name="fr2" draw:name="Объект79" text:anchor-type="as-char" svg:y="-0.923cm" svg:width="1.157cm" svg:height="1.635cm" draw:z-index="6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68">, </text:span><text:span text:style-name="T70">Im </text:span><text:span text:style-name="T62"><draw:frame draw:style-name="fr2" draw:name="Объект80" text:anchor-type="as-char" svg:y="-0.471cm" svg:width="0.337cm" svg:height="0.563cm" draw:z-index="67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70">(t) = </text:span><text:span text:style-name="T68">e</text:span><text:span text:style-name="T69">t</text:span><text:span text:style-name="T68"><draw:frame draw:style-name="fr2" draw:name="Объект81" text:anchor-type="as-char" svg:y="-0.923cm" svg:width="1.418cm" svg:height="1.635cm" draw:z-index="68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/text:p>
      <text:p text:style-name="P33"><text:span text:style-name="T62"/></text:p>
      <text:p text:style-name="P34"><text:span text:style-name="T23"><draw:frame draw:style-name="fr1" draw:name="Объект41" text:anchor-type="as-char" svg:y="-0.379cm" svg:width="0.238cm" svg:height="0.471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71"><text:s/></text:span><text:span text:style-name="T72">= C</text:span><text:span text:style-name="T73">1</text:span><text:span text:style-name="T74"> </text:span><text:span text:style-name="T74"><draw:frame draw:style-name="fr1" draw:name="Объект42" text:anchor-type="as-char" svg:y="-0.875cm" svg:width="0.968cm" svg:height="1.602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4"><text:s/>- </text:span><text:span text:style-name="T75">C</text:span><text:span text:style-name="T76">2</text:span><text:span text:style-name="T77">e</text:span><text:span text:style-name="T78">t</text:span><text:span text:style-name="T77"><draw:frame draw:style-name="fr2" draw:name="Объект51" text:anchor-type="as-char" svg:y="-0.923cm" svg:width="1.157cm" svg:height="1.635cm" draw:z-index="69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77"> </text:span><text:span text:style-name="T75">+ C</text:span><text:span text:style-name="T76">3</text:span><text:span text:style-name="T77">e</text:span><text:span text:style-name="T78">t</text:span><text:span text:style-name="T77"><draw:frame draw:style-name="fr2" draw:name="Объект56" text:anchor-type="as-char" svg:y="-0.923cm" svg:width="1.418cm" svg:height="1.635cm" draw:z-index="7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h text:style-name="P35" text:outline-level="2"><text:span text:style-name="T79">4</text:span> <text:span text:style-name="T80">Р</text:span><text:span text:style-name="T81">ешить</text:span> линейн<text:span text:style-name="T81">ую</text:span> <text:span text:style-name="T81">не</text:span>однородн<text:span text:style-name="T81">ую</text:span> систем<text:span text:style-name="T81">у</text:span> дифференциальных уравнений <text:span text:style-name="T81">второго порядка методом неопределённых коэффициентов</text:span></text:h>
      <text:h text:style-name="P36" text:outline-level="2"><draw:frame draw:style-name="fr1" draw:name="Объект55" text:anchor-type="as-char" svg:y="-0.642cm" svg:width="2.468cm" svg:height="1.076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</text:h>
      <text:h text:style-name="P37" text:outline-level="2">A = <draw:frame draw:style-name="fr1" draw:name="Объект61" text:anchor-type="as-char" svg:y="-0.644cm" svg:width="1.579cm" svg:height="1.08cm" draw:z-index="58"><draw:object xlink:href="./Object 61" xlink:type="simple" xlink:show="embed" xlink:actuate="onLoad"/><draw:image xlink:href="./ObjectReplacements/Object 61" xlink:type="simple" xlink:show="embed" xlink:actuate="onLoad"/><svg:desc>формула</svg:desc></draw:frame></text:h>
      <text:p text:style-name="P38"/>
      <text:p text:style-name="P26"><text:span text:style-name="T46">det(A – </text:span><text:span text:style-name="T47">λ</text:span><text:span text:style-name="T46">E) = </text:span><text:span text:style-name="T46"><draw:frame draw:style-name="fr1" draw:name="Объект66" text:anchor-type="as-char" svg:y="-0.64cm" svg:width="1.762cm" svg:height="1.074cm" draw:z-index="54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46"><text:s/>= </text:span><text:span text:style-name="T51">λ</text:span><text:span text:style-name="T54">2</text:span><text:span text:style-name="T82"> </text:span><text:span text:style-name="T83">+ 4</text:span></text:p>
      <text:p text:style-name="P39"/>
      <text:p text:style-name="P40"><text:span text:style-name="T11">λ</text:span><text:span text:style-name="T12">1</text:span><text:span text:style-name="T11"> </text:span><text:span text:style-name="T13">=</text:span><text:span text:style-name="T11"> </text:span><text:span text:style-name="T84">2</text:span><text:span text:style-name="T85">i</text:span></text:p>
      <text:p text:style-name="P40"><text:span text:style-name="T11">λ</text:span><text:span text:style-name="T59">2</text:span><text:span text:style-name="T11"> </text:span><text:span text:style-name="T13">=</text:span><text:span text:style-name="T11"> </text:span><text:span text:style-name="T58">-</text:span><text:span text:style-name="T84">2</text:span><text:span text:style-name="T85">i</text:span></text:p>
      <text:p text:style-name="P40"/>
      <text:p text:style-name="P40"><text:span text:style-name="T11">λ</text:span><text:span text:style-name="T12">1</text:span><text:span text:style-name="T14">:</text:span></text:p>
      <text:p text:style-name="P40"><text:span text:style-name="T14"><draw:frame draw:style-name="fr1" draw:name="Объект67" text:anchor-type="as-char" svg:y="-0.695cm" svg:width="3.41cm" svg:height="1.235cm" draw:z-index="55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5"><text:s/></text:span><text:span text:style-name="T39">=&gt; </text:span><text:span text:style-name="T39"><draw:frame draw:style-name="fr1" draw:name="Объект68" text:anchor-type="as-char" svg:y="-0.974cm" svg:width="1.667cm" svg:height="1.803cm" draw:z-index="56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/text:p>
      <text:p text:style-name="P41"/>
      <text:p text:style-name="P34"><text:span text:style-name="T62"><draw:frame draw:style-name="fr2" draw:name="Объект69" text:anchor-type="as-char" svg:y="-0.471cm" svg:width="0.337cm" svg:height="0.563cm" draw:z-index="72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23">(t) =</text:span><text:span text:style-name="T63">e</text:span><text:span text:style-name="T86">2ti</text:span><text:span text:style-name="T23"> </text:span><text:span text:style-name="T65"><draw:frame draw:style-name="fr1" draw:name="Объект70" text:anchor-type="as-char" svg:y="-0.605cm" svg:width="0.967cm" svg:height="1.062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65"><text:s/></text:span><text:span text:style-name="T66">= (cos</text:span><text:span text:style-name="T87">2</text:span><text:span text:style-name="T66">t + isin</text:span><text:span text:style-name="T87">2</text:span><text:span text:style-name="T66">t)</text:span><text:span text:style-name="T23"> </text:span><text:span text:style-name="T23"><draw:frame draw:style-name="fr1" draw:name="Объект72" text:anchor-type="as-char" svg:y="-0.605cm" svg:width="0.967cm" svg:height="1.062cm" draw:z-index="79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65"><text:s/></text:span><text:span text:style-name="T66">= </text:span><text:span text:style-name="T67"><draw:frame draw:style-name="fr2" draw:name="Объект74" text:anchor-type="as-char" svg:y="-0.644cm" svg:width="3.217cm" svg:height="1.08cm" draw:z-index="74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66"><text:s/></text:span><text:span text:style-name="T68">= -</text:span><text:span text:style-name="T68"><draw:frame draw:style-name="fr2" draw:name="Объект82" text:anchor-type="as-char" svg:y="-0.644cm" svg:width="1.464cm" svg:height="1.08cm" draw:z-index="75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8"> + i</text:span><text:span text:style-name="T68"><draw:frame draw:style-name="fr2" draw:name="Объект83" text:anchor-type="as-char" svg:y="-0.644cm" svg:width="1.729cm" svg:height="1.08cm" draw:z-index="76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/text:p>
      <text:p text:style-name="P32"><text:span text:style-name="T68">R</text:span><text:span text:style-name="T70">e </text:span><text:span text:style-name="T62"><draw:frame draw:style-name="fr2" draw:name="Объект84" text:anchor-type="as-char" svg:y="-0.471cm" svg:width="0.337cm" svg:height="0.563cm" draw:z-index="7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70">(t) = </text:span><text:span text:style-name="T68">-</text:span><text:span text:style-name="T68"><draw:frame draw:style-name="fr2" draw:name="Объект85" text:anchor-type="as-char" svg:y="-0.644cm" svg:width="1.464cm" svg:height="1.08cm" draw:z-index="80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68">, </text:span><text:span text:style-name="T70">Im </text:span><text:span text:style-name="T62"><draw:frame draw:style-name="fr2" draw:name="Объект86" text:anchor-type="as-char" svg:y="-0.471cm" svg:width="0.337cm" svg:height="0.563cm" draw:z-index="78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70">(t) = </text:span><text:span text:style-name="T68"><draw:frame draw:style-name="fr2" draw:name="Объект87" text:anchor-type="as-char" svg:y="-0.644cm" svg:width="1.729cm" svg:height="1.08cm" draw:z-index="81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/text:p>
      <text:p text:style-name="P34"><text:span text:style-name="T62"/></text:p>
      <text:p text:style-name="P34"><text:span text:style-name="T23"><draw:frame draw:style-name="fr1" draw:name="Объект62" text:anchor-type="as-char" svg:y="-0.379cm" svg:width="0.238cm" svg:height="0.471cm" draw:z-index="7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88">о.о</text:span><text:span text:style-name="T24"> </text:span><text:span text:style-name="T27">= -C</text:span><text:span text:style-name="T28">1</text:span><text:span text:style-name="T23"> </text:span><text:span text:style-name="T23"><draw:frame draw:style-name="fr2" draw:name="Объект43" text:anchor-type="as-char" svg:y="-0.644cm" svg:width="1.464cm" svg:height="1.08cm" draw:z-index="8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3"><text:s/></text:span><text:span text:style-name="T89">+ С</text:span><text:span text:style-name="T90">2</text:span><text:span text:style-name="T89"> </text:span><text:span text:style-name="T89"><draw:frame draw:style-name="fr2" draw:name="Объект44" text:anchor-type="as-char" svg:y="-0.644cm" svg:width="1.729cm" svg:height="1.08cm" draw:z-index="8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<text:p text:style-name="P34"><text:span text:style-name="T89"/></text:p>
      <text:p text:style-name="P34"><text:span text:style-name="T89"><draw:frame draw:style-name="fr2" draw:name="Объект92" text:anchor-type="as-char" svg:y="-0.455cm" svg:width="0.238cm" svg:height="0.547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91">(t) = </text:span><text:span text:style-name="T91"><draw:frame draw:style-name="fr1" draw:name="Объект93" text:anchor-type="as-char" svg:y="-0.644cm" svg:width="0.85cm" svg:height="1.08cm" draw:z-index="92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/text:p>
      <text:p text:style-name="P42"><text:span text:style-name="T89"><draw:frame draw:style-name="fr2" draw:name="Объект88" text:anchor-type="as-char" svg:y="-0.644cm" svg:width="0.702cm" svg:height="1.08cm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89"><text:s/></text:span><text:span text:style-name="T70">= </text:span><text:span text:style-name="T70"><draw:frame draw:style-name="fr1" draw:name="Объект89" text:anchor-type="as-char" svg:y="-0.644cm" svg:width="1.51cm" svg:height="1.08cm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42"><text:span text:style-name="T89"><draw:frame draw:style-name="fr2" draw:name="Объект90" text:anchor-type="as-char" svg:y="-0.644cm" svg:width="0.702cm" svg:height="1.08cm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89"><text:s/></text:span><text:span text:style-name="T70">= </text:span><text:span text:style-name="T70"><draw:frame draw:style-name="fr1" draw:name="Объект91" text:anchor-type="as-char" svg:y="-0.644cm" svg:width="0.762cm" svg:height="1.08cm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/text:p>
      <text:p text:style-name="P42"><text:span text:style-name="T87">A</text:span><text:span text:style-name="T87"><draw:frame draw:style-name="fr2" draw:name="Объект63" text:anchor-type="as-char" svg:y="-0.644cm" svg:width="0.702cm" svg:height="1.08cm" draw:z-index="84"><draw:object xlink:href="./Object 63" xlink:type="simple" xlink:show="embed" xlink:actuate="onLoad"/><draw:image xlink:href="./ObjectReplacements/Object 63" xlink:type="simple" xlink:show="embed" xlink:actuate="onLoad"/></draw:frame></text:span><text:span text:style-name="T87"> </text:span><text:span text:style-name="T70">= </text:span><text:span text:style-name="T70"><draw:frame draw:style-name="fr1" draw:name="Объект64" text:anchor-type="as-char" svg:y="-0.644cm" svg:width="1.579cm" svg:height="1.08cm" draw:z-index="8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70"><draw:frame draw:style-name="fr1" draw:name="Объект65" text:anchor-type="as-char" svg:y="-0.644cm" svg:width="1.51cm" svg:height="1.08cm" draw:z-index="86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70"><text:s/>= </text:span><text:span text:style-name="T70"><draw:frame draw:style-name="fr1" draw:name="Объект94" text:anchor-type="as-char" svg:y="-0.676cm" svg:width="2.392cm" svg:height="1.166cm" draw:z-index="9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42"><draw:frame draw:style-name="fr1" draw:name="Объект95" text:anchor-type="as-char" svg:y="-0.644cm" svg:width="0.762cm" svg:height="1.08cm" draw:z-index="94"><draw:object xlink:href="./Object 95" xlink:type="simple" xlink:show="embed" xlink:actuate="onLoad"/><draw:image xlink:href="./ObjectReplacements/Object 95" xlink:type="simple" xlink:show="embed" xlink:actuate="onLoad"/><svg:desc>формула</svg:desc></draw:frame><text:s/><text:span text:style-name="T92">= </text:span><text:span text:style-name="T92"><draw:frame draw:style-name="fr1" draw:name="Объект96" text:anchor-type="as-char" svg:y="-0.676cm" svg:width="2.392cm" svg:height="1.166cm" draw:z-index="95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92"><text:s/>+ </text:span><text:span text:style-name="T92"><draw:frame draw:style-name="fr1" draw:name="Объект97" text:anchor-type="as-char" svg:y="-0.644cm" svg:width="0.85cm" svg:height="1.08cm" draw:z-index="96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92"><text:s/>= </text:span><text:span text:style-name="T92"><draw:frame draw:style-name="fr1" draw:name="Объект98" text:anchor-type="as-char" svg:y="-0.644cm" svg:width="2.861cm" svg:height="1.08cm" draw:z-index="97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p>
      <text:p text:style-name="P43">3t – 2Ct = 0 =&gt;<text:tab/>C = 1,5</text:p>
      <text:p text:style-name="P43">2At = 0 =&gt;<text:tab/><text:tab/>A = 0</text:p>
      <text:p text:style-name="P43">0 = 0 – 2D =&gt;<text:tab/><text:tab/>D = 0</text:p>
      <text:p text:style-name="P44">1,5 = 4 + 2B =&gt;<text:tab/>B = –1,25</text:p>
      <text:p text:style-name="P43"><text:soft-page-break/><draw:frame draw:style-name="fr1" draw:name="Объект99" text:anchor-type="as-char" svg:y="-1.198cm" svg:width="0.783cm" svg:height="2.189cm" draw:z-index="98"><draw:object xlink:href="./Object 99" xlink:type="simple" xlink:show="embed" xlink:actuate="onLoad"/><draw:image xlink:href="./ObjectReplacements/Object 99" xlink:type="simple" xlink:show="embed" xlink:actuate="onLoad"/><svg:desc>формула</svg:desc></draw:frame><text:s/>= <draw:frame draw:style-name="fr1" draw:name="Объект100" text:anchor-type="as-char" svg:y="-1.198cm" svg:width="1.552cm" svg:height="2.189cm" draw:z-index="99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45"><text:span text:style-name="T23"><draw:frame draw:style-name="fr1" draw:name="Объект101" text:anchor-type="as-char" svg:y="-0.379cm" svg:width="0.238cm" svg:height="0.471cm" draw:z-index="100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88">о.</text:span><text:span text:style-name="T93">н</text:span><text:span text:style-name="T24"> </text:span><text:span text:style-name="T27">= -C</text:span><text:span text:style-name="T28">1</text:span><text:span text:style-name="T23"> </text:span><text:span text:style-name="T23"><draw:frame draw:style-name="fr2" draw:name="Объект102" text:anchor-type="as-char" svg:y="-0.644cm" svg:width="1.464cm" svg:height="1.08cm" draw:z-index="10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23"><text:s/></text:span><text:span text:style-name="T89">+ С</text:span><text:span text:style-name="T90">2</text:span><text:span text:style-name="T89"> </text:span><text:span text:style-name="T89"><draw:frame draw:style-name="fr2" draw:name="Объект103" text:anchor-type="as-char" svg:y="-0.644cm" svg:width="1.729cm" svg:height="1.08cm" draw:z-index="10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89"><text:s/></text:span><text:span text:style-name="T94">+ </text:span><text:span text:style-name="T94"><draw:frame draw:style-name="fr1" draw:name="Объект104" text:anchor-type="as-char" svg:y="-0.644cm" svg:width="1.552cm" svg:height="1.08cm" draw:z-index="10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p>
      <text:p text:style-name="P46"><text:span text:style-name="T70">x(t) = </text:span><text:span text:style-name="T27">-C</text:span><text:span text:style-name="T28">1</text:span><text:span text:style-name="T70">cos2t </text:span><text:span text:style-name="T95">–</text:span><text:span text:style-name="T70"> </text:span><text:span text:style-name="T89">С</text:span><text:span text:style-name="T90">2</text:span><text:span text:style-name="T70">sin2t – 1,25</text:span></text:p>
      <text:p text:style-name="P46"><text:span text:style-name="T70">y(t) = </text:span><text:span text:style-name="T27">-C</text:span><text:span text:style-name="T28">1</text:span><text:span text:style-name="T70">sin2t + </text:span><text:span text:style-name="T89">С</text:span><text:span text:style-name="T90">2</text:span><text:span text:style-name="T70">cos2t + 1,5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1.42cm" fo:margin-right="1.4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2:28:55.802000000</meta:creation-date>
    <dc:date>2024-10-20T16:06:35.443000000</dc:date>
    <meta:editing-duration>PT18M13S</meta:editing-duration>
    <meta:editing-cycles>4</meta:editing-cycles>
    <meta:generator>LibreOffice/24.8.0.3$Windows_X86_64 LibreOffice_project/0bdf1299c94fe897b119f97f3c613e9dca6be583</meta:generator>
    <meta:print-date>2024-10-19T14:24:10.668000000</meta:print-date>
    <meta:printed-by>Файлы PDF</meta:printed-by>
    <meta:document-statistic meta:table-count="0" meta:image-count="0" meta:object-count="104" meta:page-count="5" meta:paragraph-count="71" meta:word-count="387" meta:character-count="1644" meta:non-whitespace-character-count="1204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5</mn>
            </mtd>
          </mtr>
          <mtr>
            <mtd>
              <mrow>
                <mo stretchy="false">−</mo>
                <mn>8</mn>
              </mrow>
            </mtd>
          </mtr>
        </mtable>
      </mrow>
      <mo fence="true" form="postfix" stretchy="true">)</mo>
    </mrow>
    <annotation encoding="StarMath 5.0">left
(
	stack
	{
		3 # 5 # -8
	}
	right
)
</annotation>
  </semantics>
</math>
</file>

<file path=Object 1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4</mn>
                </mrow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−</mo>
                  <mn>4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−</mo>
                  <mn>4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-4γ _ 1 + 2γ _ 2 + 2γ _ 3 = 0 ##
		2γ _ 1 - 4γ _ 2 + 2γ _ 3 = 0 ##
		2γ _ 1 + 2γ _ 2 - 4γ _ 3 = 0
	}
right none</annotation>
  </semantics>
</math>
</file>

<file path=Object 10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row>
                <mrow>
                  <mo stretchy="false">−</mo>
                  <mn>1</mn>
                </mrow>
                <mn>,25</mn>
              </mrow>
            </mtd>
          </mtr>
          <mtr>
            <mtd>
              <mrow>
                <mn>1</mn>
                <mn>,5</mn>
              </mrow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
(
	matrix
	{
		0 ##
		-1,25 ##
		1,5 ##
		0
	}
	right
)
</annotation>
  </semantics>
</math>
</file>

<file path=Object 101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10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n>2</mn>
                <mi>t</mi>
              </mrow>
            </mtd>
          </mtr>
          <mtr>
            <mtd>
              <mrow>
                <mi>sin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cos2t ##
		sin2t
	}
	right
)</annotation>
  </semantics>
</math>
</file>

<file path=Object 10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sin</mi>
                </mrow>
                <mn>2</mn>
                <mi>t</mi>
              </mrow>
            </mtd>
          </mtr>
          <mtr>
            <mtd>
              <mrow>
                <mi>cos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-sin2t ##
		cos2t
	}
	right
)</annotation>
  </semantics>
</math>
</file>

<file path=Object 10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n>1</mn>
                </mrow>
                <mn>,25</mn>
              </mrow>
            </mtd>
          </mtr>
          <mtr>
            <mtd>
              <mrow>
                <mn>1</mn>
                <mn>,5</mn>
                <mi>t</mi>
              </mrow>
            </mtd>
          </mtr>
        </mtable>
      </mrow>
      <mo fence="true" form="postfix" stretchy="true">)</mo>
    </mrow>
    <annotation encoding="StarMath 5.0">left
(
	matrix
	{
		-1,25 ##
		1,5t
	}
	right
)
</annotation>
  </semantics>
</math>
</file>

<file path=Object 11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0</mn>
            </mtd>
          </mtr>
          <mtr>
            <mtd>
              <mn>10</mn>
            </mtd>
          </mtr>
          <mtr>
            <mtd>
              <mn>10</mn>
            </mtd>
          </mtr>
        </mtable>
      </mrow>
      <mo fence="true" form="postfix" stretchy="true">)</mo>
    </mrow>
    <annotation encoding="StarMath 5.0">left
(
	stack
	{
		10 # 10 # 10
	}
	right
)
</annotation>
  </semantics>
</math>
</file>

<file path=Object 13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5</mn>
            </mtd>
          </mtr>
          <mtr>
            <mtd>
              <mrow>
                <mo stretchy="false">−</mo>
                <mn>8</mn>
              </mrow>
            </mtd>
          </mtr>
        </mtable>
      </mrow>
      <mo fence="true" form="postfix" stretchy="true">)</mo>
    </mrow>
    <annotation encoding="StarMath 5.0">left
(
	stack
	{
		3 # 5 # -8
	}
	right
)
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
(
	stack
	{
		1 # -2 # 1
	}
	right
)
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0</mn>
            </mtd>
          </mtr>
          <mtr>
            <mtd>
              <mn>10</mn>
            </mtd>
          </mtr>
          <mtr>
            <mtd>
              <mn>10</mn>
            </mtd>
          </mtr>
        </mtable>
      </mrow>
      <mo fence="true" form="postfix" stretchy="true">)</mo>
    </mrow>
    <annotation encoding="StarMath 5.0">left
(
	stack
	{
		10 # 10 # 10
	}
	right
)
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2</mn>
            </mtd>
            <mtd>
              <mn>2</mn>
            </mtd>
          </mtr>
          <mtr>
            <mtd>
              <mn>2</mn>
            </mtd>
            <mtd>
              <mn>1</mn>
            </mtd>
            <mtd>
              <mn>2</mn>
            </mtd>
          </mtr>
          <mtr>
            <mtd>
              <mn>2</mn>
            </mtd>
            <mtd>
              <mn>2</mn>
            </mtd>
            <mtd>
              <mn>1</mn>
            </mtd>
          </mtr>
        </mtable>
      </mrow>
      <mo fence="true" form="postfix" stretchy="true">)</mo>
    </mrow>
    <annotation encoding="StarMath 5.0">left
(
	matrix
	{
		1 # 2 # 2 ##
		2 # 1 # 2 ##
		2 # 2 # 1
	}
	right
)
</annotation>
  </semantics>
</math>
</file>

<file path=Object 18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19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20/content.xml><?xml version="1.0" encoding="utf-8"?>
<math xmlns="http://www.w3.org/1998/Math/MathML" display="block">
  <semantics>
    <mover accent="true">
      <mover accent="true">
        <mi>r</mi>
        <mo stretchy="true">⃗</mo>
      </mover>
      <mo stretchy="false">˙</mo>
    </mover>
    <annotation encoding="StarMath 5.0">dot widevec r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6</mn>
            </mtd>
          </mtr>
          <mtr>
            <mtd>
              <mrow>
                <mo stretchy="false">−</mo>
                <mn>6</mn>
              </mrow>
            </mtd>
          </mtr>
          <mtr>
            <mtd>
              <mrow>
                <mo stretchy="false">−</mo>
                <mn>9</mn>
              </mrow>
            </mtd>
          </mtr>
        </mtable>
      </mrow>
      <mo fence="true" form="postfix" stretchy="true">)</mo>
    </mrow>
    <annotation encoding="StarMath 5.0">left ( stack{ 6 # -6 # -9 } right )</annotation>
  </semantics>
</math>
</file>

<file path=Object 2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2</mn>
              </mrow>
            </mtd>
          </mtr>
          <mtr>
            <mtd>
              <mn>12</mn>
            </mtd>
          </mtr>
          <mtr>
            <mtd>
              <mn>18</mn>
            </mtd>
          </mtr>
        </mtable>
      </mrow>
      <mo fence="true" form="postfix" stretchy="true">)</mo>
    </mrow>
    <annotation encoding="StarMath 5.0">left ( stack{ -12 # 12 # 18 } right )</annotation>
  </semantics>
</math>
</file>

<file path=Object 2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row>
                <mo stretchy="false">−</mo>
                <mn>6</mn>
              </mrow>
            </mtd>
          </mtr>
          <mtr>
            <mtd>
              <mn>8</mn>
            </mtd>
          </mtr>
        </mtable>
      </mrow>
      <mo fence="true" form="postfix" stretchy="true">)</mo>
    </mrow>
    <annotation encoding="StarMath 5.0">left
(
	stack
	{
		0 # -6 # 8
	}
	right
)
</annotation>
  </semantics>
</math>
</file>

<file path=Object 24/content.xml><?xml version="1.0" encoding="utf-8"?>
<math xmlns="http://www.w3.org/1998/Math/MathML" display="block">
  <semantics>
    <mover accent="true">
      <mover accent="true">
        <mi>r</mi>
        <mo stretchy="true">⃗</mo>
      </mover>
      <mo stretchy="false">˙</mo>
    </mover>
    <annotation encoding="StarMath 5.0">dot widevec r</annotation>
  </semantics>
</math>
</file>

<file path=Object 25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2</mn>
              </mrow>
            </mtd>
          </mtr>
          <mtr>
            <mtd>
              <mn>6</mn>
            </mtd>
            <mtd>
              <mn>6</mn>
            </mtd>
            <mtd>
              <mn>2</mn>
            </mtd>
          </mtr>
          <mtr>
            <mtd>
              <mn>7</mn>
            </mtd>
            <mtd>
              <mn>4</mn>
            </mtd>
            <mtd>
              <mn>5</mn>
            </mtd>
          </mtr>
        </mtable>
      </mrow>
      <mo fence="true" form="postfix" stretchy="true">)</mo>
    </mrow>
    <annotation encoding="StarMath 5.0">left
(
	matrix
	{
		-3 # -3 # -2 ##
		6 # 6 # 2 ##
		7 # 4 # 5
	}
	right
)
</annotation>
  </semantics>
</math>
</file>

<file path=Object 2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Ẋ</mi>
                  <mo stretchy="false">=</mo>
                  <mrow>
                    <mo stretchy="false">−</mo>
                    <mn>3</mn>
                  </mrow>
                </mrow>
                <mrow>
                  <mi>x</mi>
                  <mo stretchy="false">−</mo>
                  <mn>3</mn>
                </mrow>
                <mrow>
                  <mi>y</mi>
                  <mo stretchy="false">−</mo>
                  <mn>2</mn>
                </mrow>
                <mi>z</mi>
              </mrow>
            </mtd>
          </mtr>
          <mtr>
            <mtd>
              <mrow>
                <mrow>
                  <mi>ẏ</mi>
                  <mo stretchy="false">=</mo>
                  <mn>6</mn>
                </mrow>
                <mrow>
                  <mi>x</mi>
                  <mo stretchy="false">+</mo>
                  <mn>6</mn>
                </mrow>
                <mrow>
                  <mi>y</mi>
                  <mo stretchy="false">+</mo>
                  <mn>2</mn>
                </mrow>
                <mi>z</mi>
              </mrow>
            </mtd>
          </mtr>
          <mtr>
            <mtd>
              <mrow>
                <mrow>
                  <mi>ż</mi>
                  <mo stretchy="false">=</mo>
                  <mn>7</mn>
                </mrow>
                <mrow>
                  <mi>x</mi>
                  <mo stretchy="false">+</mo>
                  <mn>4</mn>
                </mrow>
                <mrow>
                  <mi>y</mi>
                  <mo stretchy="false">+</mo>
                  <mn>5</mn>
                </mrow>
                <mi>z</mi>
              </mrow>
            </mtd>
          </mtr>
        </mtable>
      </mrow>
    </mrow>
    <annotation encoding="StarMath 5.0">left lbrace
	matrix 
	{
		Ẋ = -3x - 3y - 2z ##
		ẏ = 6x + 6y + 2z ##
		ż = 7x + 4y + 5z
	}
right none
</annotation>
  </semantics>
</math>
</file>

<file path=Object 28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row>
                  <mo stretchy="false">−</mo>
                  <mn>3</mn>
                </mrow>
                <mi>–</mi>
                <mi>λ</mi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2</mn>
              </mrow>
            </mtd>
          </mtr>
          <mtr>
            <mtd>
              <mn>6</mn>
            </mtd>
            <mtd>
              <mrow>
                <mn>6</mn>
                <mi>–</mi>
                <mi>λ</mi>
              </mrow>
            </mtd>
            <mtd>
              <mn>2</mn>
            </mtd>
          </mtr>
          <mtr>
            <mtd>
              <mn>7</mn>
            </mtd>
            <mtd>
              <mn>4</mn>
            </mtd>
            <mtd>
              <mrow>
                <mn>5</mn>
                <mi>–</mi>
                <mi>λ</mi>
              </mrow>
            </mtd>
          </mtr>
        </mtable>
      </mrow>
      <mo fence="true" form="postfix" stretchy="true">|</mo>
    </mrow>
    <annotation encoding="StarMath 5.0">left lline
	matrix
	{
		-3 – λ # -3 # -2 ##
		6 # 6 – λ # 2 ##
		7 # 4 # 5 – λ
	}
right lline</annotation>
  </semantics>
</math>
</file>

<file path=Object 2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row>
                        <mo stretchy="false">−</mo>
                        <mn>3</mn>
                      </mrow>
                      <mo stretchy="false">−</mo>
                      <mn>3</mn>
                    </mrow>
                  </mrow>
                  <mo fence="true" form="postfix" stretchy="false">)</mo>
                </mrow>
                <mrow>
                  <msub>
                    <mi>γ</mi>
                    <mn>1</mn>
                  </msub>
                  <mo stretchy="false">−</mo>
                  <mn>3</mn>
                </mrow>
                <mrow>
                  <msub>
                    <mi>γ</mi>
                    <mn>2</mn>
                  </msub>
                  <mo stretchy="false">−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6</mn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6</mn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7</mn>
                <mrow>
                  <msub>
                    <mi>γ</mi>
                    <mn>1</mn>
                  </msub>
                  <mo stretchy="false">+</mo>
                  <mn>4</mn>
                </mrow>
                <mrow>
                  <msub>
                    <mi>γ</mi>
                    <mn>2</mn>
                  </msub>
                  <mo stretchy="false">+</mo>
                  <mrow>
                    <mo fence="true" form="prefix" stretchy="false">(</mo>
                    <mrow>
                      <mrow>
                        <mn>5</mn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-3 - 3)γ _ 1 - 3γ _ 2 - 2γ _ 3 = 0 ##
		6γ _ 1 + (6 - 3)γ _ 2 + 2γ _ 3 = 0 ##
		7γ _ 1 + 4γ _ 2 + (5 - 3)γ _ 3 = 0
	}
right none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
(
	stack
	{
		1 # -2 # 1
	}
	right
)
</annotation>
  </semantics>
</math>
</file>

<file path=Object 3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6</mn>
                </mrow>
                <mrow>
                  <msub>
                    <mi>γ</mi>
                    <mn>1</mn>
                  </msub>
                  <mo stretchy="false">−</mo>
                  <mn>3</mn>
                </mrow>
                <mrow>
                  <msub>
                    <mi>γ</mi>
                    <mn>2</mn>
                  </msub>
                  <mo stretchy="false">−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6</mn>
                <mrow>
                  <msub>
                    <mi>γ</mi>
                    <mn>1</mn>
                  </msub>
                  <mo stretchy="false">+</mo>
                  <mn>3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7</mn>
                <mrow>
                  <msub>
                    <mi>γ</mi>
                    <mn>1</mn>
                  </msub>
                  <mo stretchy="false">+</mo>
                  <mn>4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-6γ _ 1 - 3γ _ 2 - 2γ _ 3 = 0 ##
		6γ _ 1 + 3γ _ 2 + 2γ _ 3 = 0 ##
		7γ _ 1 + 4γ _ 2 + 2γ _ 3 = 0
	}
right none</annotation>
  </semantics>
</math>
</file>

<file path=Object 31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3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6</mn>
            </mtd>
          </mtr>
          <mtr>
            <mtd>
              <mrow>
                <mo stretchy="false">−</mo>
                <mn>6</mn>
              </mrow>
            </mtd>
          </mtr>
          <mtr>
            <mtd>
              <mrow>
                <mo stretchy="false">−</mo>
                <mn>9</mn>
              </mrow>
            </mtd>
          </mtr>
        </mtable>
      </mrow>
      <mo fence="true" form="postfix" stretchy="true">)</mo>
    </mrow>
    <annotation encoding="StarMath 5.0">left ( stack{ 6 # -6 # -9 } right )</annotation>
  </semantics>
</math>
</file>

<file path=Object 33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3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2</mn>
              </mrow>
            </mtd>
          </mtr>
          <mtr>
            <mtd>
              <mn>12</mn>
            </mtd>
          </mtr>
          <mtr>
            <mtd>
              <mn>18</mn>
            </mtd>
          </mtr>
        </mtable>
      </mrow>
      <mo fence="true" form="postfix" stretchy="true">)</mo>
    </mrow>
    <annotation encoding="StarMath 5.0">left ( stack{ -12 # 12 # 18 } right )</annotation>
  </semantics>
</math>
</file>

<file path=Object 3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row>
                        <mo stretchy="false">−</mo>
                        <mn>3</mn>
                      </mrow>
                      <mo stretchy="false">−</mo>
                      <mn>2</mn>
                    </mrow>
                  </mrow>
                  <mo fence="true" form="postfix" stretchy="false">)</mo>
                </mrow>
                <mrow>
                  <msub>
                    <mi>γ</mi>
                    <mn>1</mn>
                  </msub>
                  <mo stretchy="false">−</mo>
                  <mn>3</mn>
                </mrow>
                <mrow>
                  <msub>
                    <mi>γ</mi>
                    <mn>2</mn>
                  </msub>
                  <mo stretchy="false">−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6</mn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6</mn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7</mn>
                <mrow>
                  <msub>
                    <mi>γ</mi>
                    <mn>1</mn>
                  </msub>
                  <mo stretchy="false">+</mo>
                  <mn>4</mn>
                </mrow>
                <mrow>
                  <msub>
                    <mi>γ</mi>
                    <mn>2</mn>
                  </msub>
                  <mo stretchy="false">+</mo>
                  <mrow>
                    <mo fence="true" form="prefix" stretchy="false">(</mo>
                    <mrow>
                      <mrow>
                        <mn>5</mn>
                        <mo stretchy="false">−</mo>
                        <mn>2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-3 - 2)γ _ 1 - 3γ _ 2 - 2γ _ 3 = 0 ##
		6γ _ 1 + (6 - 2)γ _ 2 + 2γ _ 3 = 0 ##
		7γ _ 1 + 4γ _ 2 + (5 - 2)γ _ 3 = 0
	}
right none</annotation>
  </semantics>
</math>
</file>

<file path=Object 3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</mn>
                </mrow>
                <mrow>
                  <msub>
                    <mi>γ</mi>
                    <mn>1</mn>
                  </msub>
                  <mo stretchy="false">−</mo>
                  <mn>3</mn>
                </mrow>
                <mrow>
                  <msub>
                    <mi>γ</mi>
                    <mn>2</mn>
                  </msub>
                  <mo stretchy="false">−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6</mn>
                <mrow>
                  <msub>
                    <mi>γ</mi>
                    <mn>1</mn>
                  </msub>
                  <mo stretchy="false">+</mo>
                  <mn>3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7</mn>
                <mrow>
                  <msub>
                    <mi>γ</mi>
                    <mn>1</mn>
                  </msub>
                  <mo stretchy="false">+</mo>
                  <mn>4</mn>
                </mrow>
                <mrow>
                  <msub>
                    <mi>γ</mi>
                    <mn>2</mn>
                  </msub>
                  <mo stretchy="false">+</mo>
                  <mn>3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-5γ _ 1 - 3γ _ 2 - 2γ _ 3 = 0 ##
		6γ _ 1 + 3γ _ 2 + 2γ _ 3 = 0 ##
		7γ _ 1 + 4γ _ 2 + 3γ _ 3 = 0
	}
right none</annotation>
  </semantics>
</math>
</file>

<file path=Object 37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3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row>
                <mo stretchy="false">−</mo>
                <mn>6</mn>
              </mrow>
            </mtd>
          </mtr>
          <mtr>
            <mtd>
              <mn>8</mn>
            </mtd>
          </mtr>
        </mtable>
      </mrow>
      <mo fence="true" form="postfix" stretchy="true">)</mo>
    </mrow>
    <annotation encoding="StarMath 5.0">left
(
	stack
	{
		0 # -6 # 8
	}
	right
)
</annotation>
  </semantics>
</math>
</file>

<file path=Object 3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6</mn>
                <mrow>
                  <msub>
                    <mi>γ</mi>
                    <mn>1</mn>
                  </msub>
                  <mo stretchy="false">+</mo>
                  <mn>3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+</mo>
                  <msub>
                    <mi>γ</mi>
                    <mn>2</mn>
                  </msub>
                </mrow>
                <mo stretchy="false">=</mo>
                <mn>0</mn>
              </mrow>
            </mtd>
          </mtr>
        </mtable>
      </mrow>
    </mrow>
    <annotation encoding="StarMath 5.0">left lbrace
	matrix
	{
		6γ _ 1 + 3γ _ 2 + 2γ _ 3 = 0 ##
		γ _ 1 + γ _ 2 = 0
	}
right none</annotation>
  </semantics>
</math>
</file>

<file path=Object 4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4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γ</mi>
                  <mn>1</mn>
                </msub>
                <mo stretchy="false">=</mo>
                <mn>0</mn>
              </mrow>
            </mtd>
          </mtr>
          <mtr>
            <mtd>
              <mrow>
                <mn>4</mn>
                <mrow>
                  <msub>
                    <mi>γ</mi>
                    <mn>2</mn>
                  </msub>
                  <mo stretchy="false">+</mo>
                  <mn>3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γ _ 1 = 0 ##
		4γ _ 2 + 3γ _ 3 = 0
	}
right none</annotation>
  </semantics>
</math>
</file>

<file path=Object 41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4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1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form="postfix" stretchy="true">)</mo>
    </mrow>
    <annotation encoding="StarMath 5.0">left
(
	stack
	{
		1 # 1 # -1
	}
	right
)</annotation>
  </semantics>
</math>
</file>

<file path=Object 4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n>2</mn>
                <mi>t</mi>
              </mrow>
            </mtd>
          </mtr>
          <mtr>
            <mtd>
              <mrow>
                <mi>sin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cos2t ##
		sin2t
	}
	right
)</annotation>
  </semantics>
</math>
</file>

<file path=Object 4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sin</mi>
                </mrow>
                <mn>2</mn>
                <mi>t</mi>
              </mrow>
            </mtd>
          </mtr>
          <mtr>
            <mtd>
              <mrow>
                <mi>cos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-sin2t ##
		cos2t
	}
	right
)</annotation>
  </semantics>
</math>
</file>

<file path=Object 45/content.xml><?xml version="1.0" encoding="utf-8"?>
<math xmlns="http://www.w3.org/1998/Math/MathML" display="block">
  <semantics>
    <mover accent="true">
      <mover accent="true">
        <mi>r</mi>
        <mo stretchy="true">⃗</mo>
      </mover>
      <mo stretchy="false">˙</mo>
    </mover>
    <annotation encoding="StarMath 5.0">dot widevec r</annotation>
  </semantics>
</math>
</file>

<file path=Object 46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4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1</mn>
            </mtd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
(
	matrix
	{
		1 # -1 # 0 ##
		1 # 0 # 1 ##
		1 # 0 # 1
	}
	right
)
</annotation>
  </semantics>
</math>
</file>

<file path=Object 4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Ẋ</mi>
                <mo stretchy="false">=</mo>
                <mrow>
                  <mi>x</mi>
                  <mo stretchy="false">−</mo>
                  <mi>y</mi>
                </mrow>
              </mrow>
            </mtd>
          </mtr>
          <mtr>
            <mtd>
              <mrow>
                <mi>ẏ</mi>
                <mo stretchy="false">=</mo>
                <mrow>
                  <mi>x</mi>
                  <mo stretchy="false">+</mo>
                  <mi>z</mi>
                </mrow>
              </mrow>
            </mtd>
          </mtr>
          <mtr>
            <mtd>
              <mrow>
                <mi>ż</mi>
                <mo stretchy="false">=</mo>
                <mrow>
                  <mi>x</mi>
                  <mo stretchy="false">+</mo>
                  <mi>z</mi>
                </mrow>
              </mrow>
            </mtd>
          </mtr>
        </mtable>
      </mrow>
    </mrow>
    <annotation encoding="StarMath 5.0">left lbrace
	matrix 
	{
		Ẋ = x - y ##
		ẏ = x + z ##
		ż = x + z
	}
right none
</annotation>
  </semantics>
</math>
</file>

<file path=Object 4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n>1</mn>
                <mo stretchy="false">−</mo>
                <mi>λ</mi>
              </mrow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1</mn>
            </mtd>
            <mtd>
              <mrow>
                <mo stretchy="false">−</mo>
                <mi>λ</mi>
              </mrow>
            </mtd>
            <mtd>
              <mn>1</mn>
            </mtd>
          </mtr>
          <mtr>
            <mtd>
              <mn>1</mn>
            </mtd>
            <mtd>
              <mn>0</mn>
            </mtd>
            <mtd>
              <mrow>
                <mn>1</mn>
                <mo stretchy="false">−</mo>
                <mi>λ</mi>
              </mrow>
            </mtd>
          </mtr>
        </mtable>
      </mrow>
      <mo fence="true" form="postfix" stretchy="true">|</mo>
    </mrow>
    <annotation encoding="StarMath 5.0">left lline
	matrix
	{
		1 - λ # -1 # 0 ##
		1 # -λ # 1 ##
		1 # 0 # 1 - λ
		
	}
right lline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n>1</mn>
                <mi>–</mi>
                <mi>λ</mi>
              </mrow>
            </mtd>
            <mtd>
              <mn>2</mn>
            </mtd>
            <mtd>
              <mn>2</mn>
            </mtd>
          </mtr>
          <mtr>
            <mtd>
              <mn>2</mn>
            </mtd>
            <mtd>
              <mrow>
                <mn>1</mn>
                <mi>–</mi>
                <mi>λ</mi>
              </mrow>
            </mtd>
            <mtd>
              <mn>2</mn>
            </mtd>
          </mtr>
          <mtr>
            <mtd>
              <mn>2</mn>
            </mtd>
            <mtd>
              <mn>2</mn>
            </mtd>
            <mtd>
              <mrow>
                <mn>1</mn>
                <mi>–</mi>
                <mi>λ</mi>
              </mrow>
            </mtd>
          </mtr>
        </mtable>
      </mrow>
      <mo fence="true" form="postfix" stretchy="true">|</mo>
    </mrow>
    <annotation encoding="StarMath 5.0">left lline
	matrix
	{
		1 – λ # 2 # 2 ##
		2 # 1 – λ # 2 ##
		2 # 2 # 1 – λ
	}
right lline</annotation>
  </semantics>
</math>
</file>

<file path=Object 5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γ</mi>
                    <mn>1</mn>
                  </msub>
                  <mo stretchy="false">−</mo>
                  <msub>
                    <mi>γ</mi>
                    <mn>2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+</mo>
                  <msub>
                    <mi>γ</mi>
                    <mn>3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+</mo>
                  <msub>
                    <mi>γ</mi>
                    <mn>3</mn>
                  </msub>
                </mrow>
                <mo stretchy="false">=</mo>
                <mn>0</mn>
              </mrow>
            </mtd>
          </mtr>
        </mtable>
      </mrow>
    </mrow>
    <annotation encoding="StarMath 5.0">left lbrace
	matrix
	{
		γ _ 1 - γ _ 2 = 0 ##
		γ _ 1 + γ _ 3 = 0 ##
		γ _ 1 + γ _ 3 = 0
	}
right none</annotation>
  </semantics>
</math>
</file>

<file path=Object 5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 mathvariant="italic">cost</mi>
            </mtd>
          </mtr>
          <mtr>
            <mtd>
              <mi mathvariant="italic">sint</mi>
            </mtd>
          </mtr>
          <mtr>
            <mtd>
              <mi mathvariant="italic">sint</mi>
            </mtd>
          </mtr>
        </mtable>
      </mrow>
      <mo fence="true" form="postfix" stretchy="true">)</mo>
    </mrow>
    <annotation encoding="StarMath 5.0">left
(
	matrix
	{
		cost ##
		sint ##
		sint
	}
	right
)</annotation>
  </semantics>
</math>
</file>

<file path=Object 5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γ</mi>
                  <mn>1</mn>
                </msub>
                <mo stretchy="false">=</mo>
                <msub>
                  <mi>γ</mi>
                  <mn>2</mn>
                </msub>
              </mrow>
            </mtd>
          </mtr>
          <mtr>
            <mtd>
              <mrow>
                <msub>
                  <mi>γ</mi>
                  <mn>1</mn>
                </msub>
                <mo stretchy="false">=</mo>
                <mrow>
                  <mo stretchy="false">−</mo>
                  <msub>
                    <mi>γ</mi>
                    <mn>3</mn>
                  </msub>
                </mrow>
              </mrow>
            </mtd>
          </mtr>
        </mtable>
      </mrow>
    </mrow>
    <annotation encoding="StarMath 5.0">left lbrace
	matrix
	{
		γ _ 1 = γ _ 2 ##
		γ _ 1 = -γ _ 3
	}
right none</annotation>
  </semantics>
</math>
</file>

<file path=Object 53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5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1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form="postfix" stretchy="true">)</mo>
    </mrow>
    <annotation encoding="StarMath 5.0">left
(
	stack
	{
		1 # 1 # -1
	}
	right
)</annotation>
  </semantics>
</math>
</file>

<file path=Object 5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Ẋ</mi>
                  <mo stretchy="false">=</mo>
                  <mrow>
                    <mo stretchy="false">−</mo>
                    <mn>2</mn>
                  </mrow>
                </mrow>
                <mrow>
                  <mi>y</mi>
                  <mo stretchy="false">+</mo>
                  <mn>3</mn>
                </mrow>
                <mi>t</mi>
              </mrow>
            </mtd>
          </mtr>
          <mtr>
            <mtd>
              <mrow>
                <mrow>
                  <mi>ẏ</mi>
                  <mo stretchy="false">=</mo>
                  <mn>2</mn>
                </mrow>
                <mrow>
                  <mi>x</mi>
                  <mo stretchy="false">+</mo>
                  <mn>4</mn>
                </mrow>
              </mrow>
            </mtd>
          </mtr>
        </mtable>
      </mrow>
    </mrow>
    <annotation encoding="StarMath 5.0">left lbrace
	matrix 
	{
		Ẋ = -2y + 3t ##
		ẏ = 2x + 4
	}
right none
</annotation>
  </semantics>
</math>
</file>

<file path=Object 5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i mathvariant="italic">sint</mi>
              </mrow>
            </mtd>
          </mtr>
          <mtr>
            <mtd>
              <mi mathvariant="italic">cost</mi>
            </mtd>
          </mtr>
          <mtr>
            <mtd>
              <mi mathvariant="italic">cost</mi>
            </mtd>
          </mtr>
        </mtable>
      </mrow>
      <mo fence="true" form="postfix" stretchy="true">)</mo>
    </mrow>
    <annotation encoding="StarMath 5.0">left
(
	matrix
	{
		-sint ##
		cost ##
		cost
	}
	right
)</annotation>
  </semantics>
</math>
</file>

<file path=Object 5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row>
                        <mo fence="true" form="prefix" stretchy="false">(</mo>
                        <mrow>
                          <mrow>
                            <mn>1</mn>
                            <mo stretchy="false">+</mo>
                            <mi>i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row>
                    <msub>
                      <mi>γ</mi>
                      <mn>1</mn>
                    </msub>
                    <mo stretchy="false">−</mo>
                    <msub>
                      <mi>γ</mi>
                      <mn>2</mn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0</mn>
                        <mo stretchy="false">−</mo>
                        <mrow>
                          <mo fence="true" form="prefix" stretchy="false">(</mo>
                          <mrow>
                            <mrow>
                              <mn>1</mn>
                              <mo stretchy="false">+</mo>
                              <mi>i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row>
                    <msub>
                      <mi>γ</mi>
                      <mn>2</mn>
                    </msub>
                    <mo stretchy="false">+</mo>
                    <msub>
                      <mi>γ</mi>
                      <mn>3</mn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1</mn>
                        <mo stretchy="false">−</mo>
                        <mrow>
                          <mo fence="true" form="prefix" stretchy="false">(</mo>
                          <mrow>
                            <mrow>
                              <mn>1</mn>
                              <mo stretchy="false">+</mo>
                              <mi>i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1 - (1 + i))γ _ 1 - γ _ 2 = 0 ##
		γ _ 1 + (0 - (1 + i))γ _ 2 + γ _ 3 = 0 ##
		γ _ 1 + (1 - (1 + i))γ _ 3 = 0
	}
right none</annotation>
  </semantics>
</math>
</file>

<file path=Object 5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row>
                    <mo stretchy="false">−</mo>
                    <msub>
                      <mi mathvariant="italic">iγ</mi>
                      <mn>1</mn>
                    </msub>
                  </mrow>
                  <mo stretchy="false">−</mo>
                  <msub>
                    <mi>γ</mi>
                    <mn>2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−</mo>
                  <mrow>
                    <mo fence="true" form="prefix" stretchy="false">(</mo>
                    <mrow>
                      <mrow>
                        <mn>1</mn>
                        <mo stretchy="false">+</mo>
                        <mi>i</mi>
                      </mrow>
                    </mrow>
                    <mo fence="true" form="postfix" stretchy="false">)</mo>
                  </mrow>
                </mrow>
                <mrow>
                  <mrow>
                    <msub>
                      <mi>γ</mi>
                      <mn>2</mn>
                    </msub>
                    <mo stretchy="false">+</mo>
                    <msub>
                      <mi>γ</mi>
                      <mn>3</mn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−</mo>
                  <msub>
                    <mi mathvariant="italic">iγ</mi>
                    <mn>3</mn>
                  </msub>
                </mrow>
                <mo stretchy="false">=</mo>
                <mn>0</mn>
              </mrow>
            </mtd>
          </mtr>
        </mtable>
      </mrow>
    </mrow>
    <annotation encoding="StarMath 5.0">left lbrace
	matrix
	{
		-iγ _ 1 - γ _ 2 = 0 ##
		γ _ 1 -(1 + i)γ _ 2 + γ _ 3 = 0 ##
		γ _ 1 - iγ _ 3 = 0
	}
right none</annotation>
  </semantics>
</math>
</file>

<file path=Object 5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γ</mi>
                  <mn>1</mn>
                </msub>
                <mo stretchy="false">=</mo>
                <mrow>
                  <mo stretchy="false">−</mo>
                  <mfrac>
                    <msub>
                      <mi>γ</mi>
                      <mn>2</mn>
                    </msub>
                    <mi>i</mi>
                  </mfrac>
                </mrow>
              </mrow>
            </mtd>
          </mtr>
          <mtr>
            <mtd>
              <mrow>
                <mrow>
                  <msub>
                    <mi>γ</mi>
                    <mn>1</mn>
                  </msub>
                  <mo stretchy="false">=</mo>
                  <mrow>
                    <mo fence="true" form="prefix" stretchy="false">(</mo>
                    <mrow>
                      <mrow>
                        <mn>1</mn>
                        <mo stretchy="false">+</mo>
                        <mi>i</mi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−</mo>
                  <msub>
                    <mi>γ</mi>
                    <mn>3</mn>
                  </msub>
                </mrow>
              </mrow>
            </mtd>
          </mtr>
          <mtr>
            <mtd>
              <mrow>
                <msub>
                  <mi>γ</mi>
                  <mn>1</mn>
                </msub>
                <mo stretchy="false">=</mo>
                <msub>
                  <mi mathvariant="italic">iγ</mi>
                  <mn>3</mn>
                </msub>
              </mrow>
            </mtd>
          </mtr>
        </mtable>
      </mrow>
    </mrow>
    <annotation encoding="StarMath 5.0">left lbrace
	matrix
	{
		γ _ 1 = -{γ _ 2 over i} ##
		γ _ 1 = (1 + i)γ _ 2 - γ _ 3 ##
		γ _ 1 = iγ _ 3
	}
right none</annotation>
  </semantics>
</math>
</file>

<file path=Object 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Ẋ</mi>
                  <mo stretchy="false">=</mo>
                  <mrow>
                    <mi>x</mi>
                    <mo stretchy="false">+</mo>
                    <mn>2</mn>
                  </mrow>
                </mrow>
                <mrow>
                  <mi>y</mi>
                  <mo stretchy="false">+</mo>
                  <mn>2</mn>
                </mrow>
                <mi>z</mi>
              </mrow>
            </mtd>
          </mtr>
          <mtr>
            <mtd>
              <mrow>
                <mrow>
                  <mi>ẏ</mi>
                  <mo stretchy="false">=</mo>
                  <mn>2</mn>
                </mrow>
                <mrow>
                  <mi>x</mi>
                  <mo stretchy="false">+</mo>
                  <mi>y</mi>
                  <mo stretchy="false">+</mo>
                  <mn>2</mn>
                </mrow>
                <mi>z</mi>
              </mrow>
            </mtd>
          </mtr>
          <mtr>
            <mtd>
              <mrow>
                <mrow>
                  <mi>ż</mi>
                  <mo stretchy="false">=</mo>
                  <mrow>
                    <mi>x</mi>
                    <mo stretchy="false">+</mo>
                    <mn>2</mn>
                  </mrow>
                </mrow>
                <mrow>
                  <mi>y</mi>
                  <mo stretchy="false">+</mo>
                  <mn>2</mn>
                </mrow>
                <mi>z</mi>
              </mrow>
            </mtd>
          </mtr>
        </mtable>
      </mrow>
    </mrow>
    <annotation encoding="StarMath 5.0">left lbrace
	matrix 
	{
		Ẋ = x + 2y + 2z ##
		ẏ = 2x + y + 2z ##
		ż = x + 2y + 2z
	}
right none
</annotation>
  </semantics>
</math>
</file>

<file path=Object 6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i>i</mi>
            </mtd>
          </mtr>
          <mtr>
            <mtd>
              <mrow>
                <mo stretchy="false">−</mo>
                <mfrac>
                  <mn>1</mn>
                  <mi>i</mi>
                </mfrac>
              </mrow>
            </mtd>
          </mtr>
        </mtable>
      </mrow>
      <mo fence="true" form="postfix" stretchy="true">)</mo>
    </mrow>
    <annotation encoding="StarMath 5.0">left
(
	stack
	{
	-1 # i # -{ 1 over i }
	}
	right
)</annotation>
  </semantics>
</math>
</file>

<file path=Object 6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  <mtd>
              <mrow>
                <mo stretchy="false">−</mo>
                <mn>2</mn>
              </mrow>
            </mtd>
          </mtr>
          <mtr>
            <mtd>
              <mn>2</mn>
            </mtd>
            <mtd>
              <mn>0</mn>
            </mtd>
          </mtr>
        </mtable>
      </mrow>
      <mo fence="true" form="postfix" stretchy="true">)</mo>
    </mrow>
    <annotation encoding="StarMath 5.0">left
(
	matrix
	{
		0 # -2 ##
		2 # 0
	}
	right
)
</annotation>
  </semantics>
</math>
</file>

<file path=Object 62/content.xml><?xml version="1.0" encoding="utf-8"?>
<math xmlns="http://www.w3.org/1998/Math/MathML" display="block">
  <semantics>
    <mover accent="true">
      <mi>r</mi>
      <mo stretchy="false">⃗</mo>
    </mover>
    <annotation encoding="StarMath 5.0">vec r
</annotation>
  </semantics>
</math>
</file>

<file path=Object 6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form="postfix" stretchy="true">)</mo>
    </mrow>
    <annotation encoding="StarMath 5.0">left
(
	matrix
	{
		x ##
		y
	}
	right
)</annotation>
  </semantics>
</math>
</file>

<file path=Object 6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  <mtd>
              <mrow>
                <mo stretchy="false">−</mo>
                <mn>2</mn>
              </mrow>
            </mtd>
          </mtr>
          <mtr>
            <mtd>
              <mn>2</mn>
            </mtd>
            <mtd>
              <mn>0</mn>
            </mtd>
          </mtr>
        </mtable>
      </mrow>
      <mo fence="true" form="postfix" stretchy="true">)</mo>
    </mrow>
    <annotation encoding="StarMath 5.0">left
(
	matrix
	{
		0 # -2 ##
		2 # 0
	}
	right
)
</annotation>
  </semantics>
</math>
</file>

<file path=Object 6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 mathvariant="italic">At</mi>
                <mo stretchy="false">+</mo>
                <mi>B</mi>
              </mrow>
            </mtd>
          </mtr>
          <mtr>
            <mtd>
              <mrow>
                <mi mathvariant="italic">Ct</mi>
                <mo stretchy="false">+</mo>
                <mi>D</mi>
              </mrow>
            </mtd>
          </mtr>
        </mtable>
      </mrow>
      <mo fence="true" form="postfix" stretchy="true">)</mo>
    </mrow>
    <annotation encoding="StarMath 5.0">left
(
	matrix
	{
		At + B ##
		Ct + D
	}
	right
)
</annotation>
  </semantics>
</math>
</file>

<file path=Object 66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o stretchy="false">−</mo>
                <mi>λ</mi>
              </mrow>
            </mtd>
            <mtd>
              <mrow>
                <mo stretchy="false">−</mo>
                <mn>2</mn>
              </mrow>
            </mtd>
          </mtr>
          <mtr>
            <mtd>
              <mn>2</mn>
            </mtd>
            <mtd>
              <mrow>
                <mo stretchy="false">−</mo>
                <mi>λ</mi>
              </mrow>
            </mtd>
          </mtr>
        </mtable>
      </mrow>
      <mo fence="true" form="postfix" stretchy="true">|</mo>
    </mrow>
    <annotation encoding="StarMath 5.0">left lline
	matrix
	{
		- λ # -2 ##
		2 # -λ
		
	}
right lline</annotation>
  </semantics>
</math>
</file>

<file path=Object 6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row>
                        <mn>0</mn>
                        <mo stretchy="false">−</mo>
                        <mn>2</mn>
                      </mrow>
                      <mi>i</mi>
                    </mrow>
                  </mrow>
                  <mo fence="true" form="postfix" stretchy="false">)</mo>
                </mrow>
                <mrow>
                  <msub>
                    <mi>γ</mi>
                    <mn>1</mn>
                  </msub>
                  <mo stretchy="false">−</mo>
                  <mn>2</mn>
                </mrow>
                <mrow>
                  <msub>
                    <mi>γ</mi>
                    <mn>2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row>
                          <mn>0</mn>
                          <mo stretchy="false">−</mo>
                          <mn>2</mn>
                        </mrow>
                        <mi>i</mi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0 - 2i)γ _ 1 - 2γ _ 2 = 0 ##
		2γ _ 1 + (0 - 2i)γ _ 2 = 0
	}
right none</annotation>
  </semantics>
</math>
</file>

<file path=Object 6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γ</mi>
                  <mn>1</mn>
                </msub>
                <mo stretchy="false">=</mo>
                <mrow>
                  <mo stretchy="false">−</mo>
                  <mfrac>
                    <msub>
                      <mi>γ</mi>
                      <mn>2</mn>
                    </msub>
                    <mi>i</mi>
                  </mfrac>
                </mrow>
              </mrow>
            </mtd>
          </mtr>
          <mtr>
            <mtd>
              <mrow>
                <msub>
                  <mi>γ</mi>
                  <mn>1</mn>
                </msub>
                <mo stretchy="false">=</mo>
                <msub>
                  <mi mathvariant="italic">iγ</mi>
                  <mn>2</mn>
                </msub>
              </mrow>
            </mtd>
          </mtr>
        </mtable>
      </mrow>
    </mrow>
    <annotation encoding="StarMath 5.0">left lbrace
	matrix
	{
		γ _ 1 = -{γ _ 2 over i} ##
		γ _ 1 = iγ _ 2
	}
right none</annotation>
  </semantics>
</math>
</file>

<file path=Object 69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form="postfix" stretchy="false">)</mo>
                </mrow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row>
                    <mo fence="true" form="prefix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1 + 1)γ _ 1 + 2γ _ 2 + 2γ _ 3 = 0 ##
		2γ _ 1 + (1 + 1)γ _ 2 + 2γ _ 3 = 0 ##
		2γ _ 1 + 2γ _ 2 + (1 + 1)γ _ 3 = 0
	}
right none</annotation>
  </semantics>
</math>
</file>

<file path=Object 7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i>i</mi>
            </mtd>
          </mtr>
        </mtable>
      </mrow>
      <mo fence="true" form="postfix" stretchy="true">)</mo>
    </mrow>
    <annotation encoding="StarMath 5.0">left
(
	stack
	{
		-1 # i
	}
	right
)</annotation>
  </semantics>
</math>
</file>

<file path=Object 7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i>i</mi>
            </mtd>
          </mtr>
          <mtr>
            <mtd>
              <mrow>
                <mo stretchy="false">−</mo>
                <mfrac>
                  <mn>1</mn>
                  <mi>i</mi>
                </mfrac>
              </mrow>
            </mtd>
          </mtr>
        </mtable>
      </mrow>
      <mo fence="true" form="postfix" stretchy="true">)</mo>
    </mrow>
    <annotation encoding="StarMath 5.0">left
(
	stack
	{
	-1 # i # -{ 1 over i }
	}
	right
)</annotation>
  </semantics>
</math>
</file>

<file path=Object 7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i>i</mi>
            </mtd>
          </mtr>
        </mtable>
      </mrow>
      <mo fence="true" form="postfix" stretchy="true">)</mo>
    </mrow>
    <annotation encoding="StarMath 5.0">left
(
	stack
	{
		-1 # i
	}
	right
)</annotation>
  </semantics>
</math>
</file>

<file path=Object 73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7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cos</mi>
                </mrow>
                <mn>2</mn>
                <mrow>
                  <mi>t</mi>
                  <mo stretchy="false">−</mo>
                  <mi mathvariant="italic">isin</mi>
                </mrow>
                <mn>2</mn>
                <mi>t</mi>
              </mrow>
            </mtd>
          </mtr>
          <mtr>
            <mtd>
              <mrow>
                <mi mathvariant="italic">icos</mi>
                <mn>2</mn>
                <mrow>
                  <mi>t</mi>
                  <mo stretchy="false">−</mo>
                  <mi>sin</mi>
                </mrow>
                <mn>2</mn>
                <mi>t</mi>
              </mrow>
            </mtd>
          </mtr>
        </mtable>
      </mrow>
      <mo fence="true" form="postfix" stretchy="true">)</mo>
    </mrow>
    <annotation encoding="StarMath 5.0">left
(
	matrix
	{
		-cos2t - isin2t ##
		icos2t - sin2t
	}
	right
)</annotation>
  </semantics>
</math>
</file>

<file path=Object 7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 mathvariant="italic">cost</mi>
                </mrow>
                <mo stretchy="false">−</mo>
                <mi mathvariant="italic">isint</mi>
              </mrow>
            </mtd>
          </mtr>
          <mtr>
            <mtd>
              <mrow>
                <mi mathvariant="italic">icost</mi>
                <mo stretchy="false">−</mo>
                <mi mathvariant="italic">sint</mi>
              </mrow>
            </mtd>
          </mtr>
          <mtr>
            <mtd>
              <mrow>
                <mrow>
                  <mo stretchy="false">−</mo>
                  <mfrac>
                    <mi mathvariant="italic">cost</mi>
                    <mi>i</mi>
                  </mfrac>
                </mrow>
                <mo stretchy="false">−</mo>
                <mi mathvariant="italic">sint</mi>
              </mrow>
            </mtd>
          </mtr>
        </mtable>
      </mrow>
      <mo fence="true" form="postfix" stretchy="true">)</mo>
    </mrow>
    <annotation encoding="StarMath 5.0">left
(
	matrix
	{
		-cost - isint ##
		icost - sint ##
		-{cost over i} - sint 
	}
	right
)</annotation>
  </semantics>
</math>
</file>

<file path=Object 7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 mathvariant="italic">cost</mi>
            </mtd>
          </mtr>
          <mtr>
            <mtd>
              <mi mathvariant="italic">sint</mi>
            </mtd>
          </mtr>
          <mtr>
            <mtd>
              <mi mathvariant="italic">sint</mi>
            </mtd>
          </mtr>
        </mtable>
      </mrow>
      <mo fence="true" form="postfix" stretchy="true">)</mo>
    </mrow>
    <annotation encoding="StarMath 5.0">left
(
	matrix
	{
		cost ##
		sint ##
		sint
	}
	right
)</annotation>
  </semantics>
</math>
</file>

<file path=Object 7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i mathvariant="italic">sint</mi>
              </mrow>
            </mtd>
          </mtr>
          <mtr>
            <mtd>
              <mi mathvariant="italic">cost</mi>
            </mtd>
          </mtr>
          <mtr>
            <mtd>
              <mi mathvariant="italic">cost</mi>
            </mtd>
          </mtr>
        </mtable>
      </mrow>
      <mo fence="true" form="postfix" stretchy="true">)</mo>
    </mrow>
    <annotation encoding="StarMath 5.0">left
(
	matrix
	{
		-sint ##
		cost ##
		cost
	}
	right
)</annotation>
  </semantics>
</math>
</file>

<file path=Object 78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7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 mathvariant="italic">cost</mi>
            </mtd>
          </mtr>
          <mtr>
            <mtd>
              <mi mathvariant="italic">sint</mi>
            </mtd>
          </mtr>
          <mtr>
            <mtd>
              <mi mathvariant="italic">sint</mi>
            </mtd>
          </mtr>
        </mtable>
      </mrow>
      <mo fence="true" form="postfix" stretchy="true">)</mo>
    </mrow>
    <annotation encoding="StarMath 5.0">left
(
	matrix
	{
		cost ##
		sint ##
		sint
	}
	right
)</annotation>
  </semantics>
</math>
</file>

<file path=Object 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2γ _ 1 + 2γ _ 2 + 2γ _ 3 = 0 ##
		2γ _ 1 + 2γ _ 2 + 2γ _ 3 = 0 ##
		2γ _ 1 + 2γ _ 2 + 2γ _ 3 = 0
	}
right none</annotation>
  </semantics>
</math>
</file>

<file path=Object 80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8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o stretchy="false">−</mo>
                <mi mathvariant="italic">sint</mi>
              </mrow>
            </mtd>
          </mtr>
          <mtr>
            <mtd>
              <mi mathvariant="italic">cost</mi>
            </mtd>
          </mtr>
          <mtr>
            <mtd>
              <mi mathvariant="italic">cost</mi>
            </mtd>
          </mtr>
        </mtable>
      </mrow>
      <mo fence="true" form="postfix" stretchy="true">)</mo>
    </mrow>
    <annotation encoding="StarMath 5.0">left
(
	matrix
	{
		-sint ##
		cost ##
		cost
	}
	right
)</annotation>
  </semantics>
</math>
</file>

<file path=Object 8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n>2</mn>
                <mi>t</mi>
              </mrow>
            </mtd>
          </mtr>
          <mtr>
            <mtd>
              <mrow>
                <mi>sin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cos2t ##
		sin2t
	}
	right
)</annotation>
  </semantics>
</math>
</file>

<file path=Object 8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sin</mi>
                </mrow>
                <mn>2</mn>
                <mi>t</mi>
              </mrow>
            </mtd>
          </mtr>
          <mtr>
            <mtd>
              <mrow>
                <mi>cos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-sin2t ##
		cos2t
	}
	right
)</annotation>
  </semantics>
</math>
</file>

<file path=Object 84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8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n>2</mn>
                <mi>t</mi>
              </mrow>
            </mtd>
          </mtr>
          <mtr>
            <mtd>
              <mrow>
                <mi>sin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cos2t ##
		sin2t
	}
	right
)</annotation>
  </semantics>
</math>
</file>

<file path=Object 86/content.xml><?xml version="1.0" encoding="utf-8"?>
<math xmlns="http://www.w3.org/1998/Math/MathML" display="block">
  <semantics>
    <mover accent="true">
      <mover accent="true">
        <mi>r</mi>
        <mo stretchy="false">⃗</mo>
      </mover>
      <mo stretchy="false">~</mo>
    </mover>
    <annotation encoding="StarMath 5.0">tilde vec r</annotation>
  </semantics>
</math>
</file>

<file path=Object 8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sin</mi>
                </mrow>
                <mn>2</mn>
                <mi>t</mi>
              </mrow>
            </mtd>
          </mtr>
          <mtr>
            <mtd>
              <mrow>
                <mi>cos</mi>
                <mn>2</mn>
                <mi>t</mi>
              </mrow>
            </mtd>
          </mtr>
        </mtable>
      </mrow>
      <mo fence="true" form="postfix" stretchy="true">)</mo>
    </mrow>
    <annotation encoding="StarMath 5.0">left
(
	matrix
	{
		-sin2t ##
		cos2t
	}
	right
)</annotation>
  </semantics>
</math>
</file>

<file path=Object 8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form="postfix" stretchy="true">)</mo>
    </mrow>
    <annotation encoding="StarMath 5.0">left
(
	matrix
	{
		x ##
		y
	}
	right
)</annotation>
  </semantics>
</math>
</file>

<file path=Object 8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 mathvariant="italic">At</mi>
                <mo stretchy="false">+</mo>
                <mi>B</mi>
              </mrow>
            </mtd>
          </mtr>
          <mtr>
            <mtd>
              <mrow>
                <mi mathvariant="italic">Ct</mi>
                <mo stretchy="false">+</mo>
                <mi>D</mi>
              </mrow>
            </mtd>
          </mtr>
        </mtable>
      </mrow>
      <mo fence="true" form="postfix" stretchy="true">)</mo>
    </mrow>
    <annotation encoding="StarMath 5.0">left
(
	matrix
	{
		At + B ##
		Ct + D
	}
	right
)
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false">)</mo>
                </mrow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row>
                    <mo fence="true" form="prefix" stretchy="false">(</mo>
                    <mrow>
                      <mrow>
                        <mn>1</mn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2</mn>
                  </msub>
                  <mo stretchy="false">+</mo>
                  <mn>2</mn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  <mtr>
            <mtd>
              <mrow>
                <mn>2</mn>
                <mrow>
                  <msub>
                    <mi>γ</mi>
                    <mn>1</mn>
                  </msub>
                  <mo stretchy="false">+</mo>
                  <mn>2</mn>
                </mrow>
                <mrow>
                  <msub>
                    <mi>γ</mi>
                    <mn>2</mn>
                  </msub>
                  <mo stretchy="false">+</mo>
                  <mrow>
                    <mo fence="true" form="prefix" stretchy="false">(</mo>
                    <mrow>
                      <mrow>
                        <mn>1</mn>
                        <mo stretchy="false">−</mo>
                        <mn>5</mn>
                      </mrow>
                    </mrow>
                    <mo fence="true" form="postfix" stretchy="false">)</mo>
                  </mrow>
                </mrow>
                <mrow>
                  <msub>
                    <mi>γ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
	matrix
	{
		(1 - 5)γ _ 1 + 2γ _ 2 + 2γ _ 3 = 0 ##
		2γ _ 1 + (1 - 5)γ _ 2 + 2γ _ 3 = 0 ##
		2γ _ 1 + 2γ _ 2 + (1 - 5)γ _ 3 = 0
	}
right none</annotation>
  </semantics>
</math>
</file>

<file path=Object 9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over accent="true">
                <mi>x</mi>
                <mo stretchy="false">˙</mo>
              </mover>
            </mtd>
          </mtr>
          <mtr>
            <mtd>
              <mover accent="true">
                <mi>y</mi>
                <mo stretchy="false">˙</mo>
              </mover>
            </mtd>
          </mtr>
        </mtable>
      </mrow>
      <mo fence="true" form="postfix" stretchy="true">)</mo>
    </mrow>
    <annotation encoding="StarMath 5.0">left
(
	matrix
	{
		dot x ##
		dot y
	}
	right
)
</annotation>
  </semantics>
</math>
</file>

<file path=Object 9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</mtr>
          <mtr>
            <mtd>
              <mi>C</mi>
            </mtd>
          </mtr>
        </mtable>
      </mrow>
      <mo fence="true" form="postfix" stretchy="true">)</mo>
    </mrow>
    <annotation encoding="StarMath 5.0">left
(
	matrix
	{
		A##
		C
	}
	right
)
</annotation>
  </semantics>
</math>
</file>

<file path=Object 92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

<file path=Object 9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i>t</mi>
              </mrow>
            </mtd>
          </mtr>
          <mtr>
            <mtd>
              <mn>4</mn>
            </mtd>
          </mtr>
        </mtable>
      </mrow>
      <mo fence="true" form="postfix" stretchy="true">)</mo>
    </mrow>
    <annotation encoding="StarMath 5.0">left
(
	matrix
	{
		3t ##
		4
	}
	right
)
</annotation>
  </semantics>
</math>
</file>

<file path=Object 9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n>2</mn>
                </mrow>
                <mrow>
                  <mo fence="true" form="prefix" stretchy="false">(</mo>
                  <mrow>
                    <mrow>
                      <mi mathvariant="italic">Сt</mi>
                      <mo stretchy="false">+</mo>
                      <mi>D</mi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n>2</mn>
                <mrow>
                  <mo fence="true" form="prefix" stretchy="false">(</mo>
                  <mrow>
                    <mrow>
                      <mi mathvariant="italic">At</mi>
                      <mo stretchy="false">+</mo>
                      <mi>B</mi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)</mo>
    </mrow>
    <annotation encoding="StarMath 5.0">left
(
	matrix
	{
		-2(Сt + D) ##
		2(At + B)
	}
	right
)
</annotation>
  </semantics>
</math>
</file>

<file path=Object 9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</mtr>
          <mtr>
            <mtd>
              <mi>C</mi>
            </mtd>
          </mtr>
        </mtable>
      </mrow>
      <mo fence="true" form="postfix" stretchy="true">)</mo>
    </mrow>
    <annotation encoding="StarMath 5.0">left
(
	matrix
	{
		A ##
		C
	}
	right
)
</annotation>
  </semantics>
</math>
</file>

<file path=Object 9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n>2</mn>
                </mrow>
                <mrow>
                  <mo fence="true" form="prefix" stretchy="false">(</mo>
                  <mrow>
                    <mrow>
                      <mi mathvariant="italic">Сt</mi>
                      <mo stretchy="false">+</mo>
                      <mi>D</mi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n>2</mn>
                <mrow>
                  <mo fence="true" form="prefix" stretchy="false">(</mo>
                  <mrow>
                    <mrow>
                      <mi mathvariant="italic">At</mi>
                      <mo stretchy="false">+</mo>
                      <mi>B</mi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)</mo>
    </mrow>
    <annotation encoding="StarMath 5.0">left
(
	matrix
	{
		-2(Сt + D) ##
		2(At + B)
	}
	right
)
</annotation>
  </semantics>
</math>
</file>

<file path=Object 9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i>t</mi>
              </mrow>
            </mtd>
          </mtr>
          <mtr>
            <mtd>
              <mn>4</mn>
            </mtd>
          </mtr>
        </mtable>
      </mrow>
      <mo fence="true" form="postfix" stretchy="true">)</mo>
    </mrow>
    <annotation encoding="StarMath 5.0">left
(
	matrix
	{
		3t ##
		4
	}
	right
)
</annotation>
  </semantics>
</math>
</file>

<file path=Object 9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row>
                  <mi>t</mi>
                  <mo stretchy="false">−</mo>
                  <mn>2</mn>
                </mrow>
                <mrow>
                  <mi mathvariant="italic">Сt</mi>
                  <mo stretchy="false">−</mo>
                  <mn>2</mn>
                </mrow>
                <mi>D</mi>
              </mrow>
            </mtd>
          </mtr>
          <mtr>
            <mtd>
              <mrow>
                <mrow>
                  <mn>4</mn>
                  <mo stretchy="false">+</mo>
                  <mn>2</mn>
                </mrow>
                <mrow>
                  <mi mathvariant="italic">At</mi>
                  <mo stretchy="false">+</mo>
                  <mn>2</mn>
                </mrow>
                <mi>B</mi>
              </mrow>
            </mtd>
          </mtr>
        </mtable>
      </mrow>
      <mo fence="true" form="postfix" stretchy="true">)</mo>
    </mrow>
    <annotation encoding="StarMath 5.0">left
(
	matrix
	{
		3t - 2Сt - 2D ##
		4 + 2At + 2B
	}
	right
)
</annotation>
  </semantics>
</math>
</file>

<file path=Object 9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i>A</mi>
            </mtd>
          </mtr>
          <mtr>
            <mtd>
              <mi>B</mi>
            </mtd>
          </mtr>
          <mtr>
            <mtd>
              <mi>C</mi>
            </mtd>
          </mtr>
          <mtr>
            <mtd>
              <mi>D</mi>
            </mtd>
          </mtr>
        </mtable>
      </mrow>
      <mo fence="true" form="postfix" stretchy="true">)</mo>
    </mrow>
    <annotation encoding="StarMath 5.0">left
(
	matrix
	{
		A ##
		B ##
		C ##
		D
	}
	right
)
</annotation>
  </semantics>
</math>
</file>